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74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3.17cm"/>
    </style:style>
    <style:style style:name="co5" style:family="table-column">
      <style:table-column-properties fo:break-before="auto" style:column-width="5.93cm"/>
    </style:style>
    <style:style style:name="co6" style:family="table-column">
      <style:table-column-properties fo:break-before="auto" style:column-width="8.82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  <style:text-properties fo:font-weight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ff00" style:text-align-source="fix" style:repeat-content="false" fo:wrap-option="wrap" style:vertical-align="top"/>
      <style:paragraph-properties fo:text-align="center" fo:margin-left="0cm"/>
      <style:text-properties fo:font-weight="bold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0047ff" style:text-align-source="fix" style:repeat-content="false" fo:wrap-option="wrap" style:vertical-align="top"/>
      <style:paragraph-properties fo:text-align="center" fo:margin-left="0cm"/>
      <style:text-properties fo:font-weight="bold"/>
    </style:style>
    <style:style style:name="ce7" style:family="table-cell" style:parent-style-name="Default">
      <style:table-cell-properties fo:background-color="#0047ff"/>
    </style:style>
    <style:style style:name="ce8" style:family="table-cell" style:parent-style-name="Default">
      <style:table-cell-properties fo:background-color="#b80047" style:text-align-source="fix" style:repeat-content="false" fo:wrap-option="wrap" style:vertical-align="top"/>
      <style:paragraph-properties fo:text-align="center" fo:margin-left="0cm"/>
      <style:text-properties fo:font-weight="bold"/>
    </style:style>
    <style:style style:name="ce9" style:family="table-cell" style:parent-style-name="Default">
      <style:table-cell-properties fo:background-color="#b80047"/>
    </style:style>
    <style:style style:name="ce10" style:family="table-cell" style:parent-style-name="DataPilot_20_Corner">
      <style:table-cell-properties fo:border-bottom="none" fo:border-left="0.071cm solid #000000" fo:border-right="none" fo:border-top="0.071cm solid #000000"/>
    </style:style>
    <style:style style:name="ce11" style:family="table-cell" style:parent-style-name="DataPilot_20_Field">
      <style:table-cell-properties fo:border-bottom="0.035cm solid #000000" fo:border-left="0.071cm solid #000000" fo:border-right="0.035cm solid #000000" fo:border-top="0.035cm solid #000000"/>
    </style:style>
    <style:style style:name="ce12" style:family="table-cell" style:parent-style-name="DataPilot_20_Category">
      <style:table-cell-properties fo:border-bottom="none" fo:border-left="0.071cm solid #000000" fo:border-right="0.035cm solid #000000" fo:border-top="0.035cm solid #000000"/>
    </style:style>
    <style:style style:name="ce13" style:family="table-cell" style:parent-style-name="DataPilot_20_Category">
      <style:table-cell-properties fo:border-bottom="none" fo:border-left="0.071cm solid #000000" fo:border-right="0.035cm solid #000000" fo:border-top="none"/>
    </style:style>
    <style:style style:name="ce14" style:family="table-cell" style:parent-style-name="DataPilot_20_Category">
      <style:table-cell-properties fo:border-bottom="0.035cm solid #000000" fo:border-left="0.071cm solid #000000" fo:border-right="0.035cm solid #000000" fo:border-top="none"/>
    </style:style>
    <style:style style:name="ce15" style:family="table-cell" style:parent-style-name="DataPilot_20_Title">
      <style:table-cell-properties fo:border-bottom="0.035cm solid #000000" fo:border-left="0.071cm solid #000000" fo:border-right="none" fo:border-top="0.035cm solid #000000"/>
    </style:style>
    <style:style style:name="ce16" style:family="table-cell" style:parent-style-name="DataPilot_20_Title">
      <style:table-cell-properties fo:border-bottom="0.071cm solid #000000" fo:border-left="0.071cm solid #000000" fo:border-right="none" fo:border-top="0.035cm solid #000000"/>
    </style:style>
    <style:style style:name="ce17" style:family="table-cell" style:parent-style-name="DataPilot_20_Corner">
      <style:table-cell-properties fo:border-bottom="none" fo:border-left="none" fo:border-right="none" fo:border-top="0.071cm solid #000000"/>
    </style:style>
    <style:style style:name="ce18" style:family="table-cell" style:parent-style-name="DataPilot_20_Field">
      <style:table-cell-properties fo:border="0.035cm solid #000000"/>
    </style:style>
    <style:style style:name="ce19" style:family="table-cell" style:parent-style-name="DataPilot_20_Category">
      <style:table-cell-properties fo:border-bottom="none" fo:border-left="0.035cm solid #000000" fo:border-right="0.035cm solid #000000" fo:border-top="0.035cm solid #000000"/>
    </style:style>
    <style:style style:name="ce20" style:family="table-cell" style:parent-style-name="DataPilot_20_Category">
      <style:table-cell-properties fo:border-bottom="none" fo:border-left="0.035cm solid #000000" fo:border-right="0.035cm solid #000000" fo:border-top="none"/>
    </style:style>
    <style:style style:name="ce21" style:family="table-cell" style:parent-style-name="DataPilot_20_Category">
      <style:table-cell-properties fo:border-bottom="0.035cm solid #000000" fo:border-left="0.035cm solid #000000" fo:border-right="0.035cm solid #000000" fo:border-top="none"/>
    </style:style>
    <style:style style:name="ce22" style:family="table-cell" style:parent-style-name="DataPilot_20_Title">
      <style:table-cell-properties fo:border-bottom="0.035cm solid #000000" fo:border-left="none" fo:border-right="none" fo:border-top="0.035cm solid #000000"/>
    </style:style>
    <style:style style:name="ce23" style:family="table-cell" style:parent-style-name="DataPilot_20_Title">
      <style:table-cell-properties fo:border-bottom="0.071cm solid #000000" fo:border-left="none" fo:border-right="none" fo:border-top="0.035cm solid #000000"/>
    </style:style>
    <style:style style:name="ce24" style:family="table-cell" style:parent-style-name="DataPilot_20_Category">
      <style:table-cell-properties fo:border-bottom="none" fo:border-left="none" fo:border-right="0.035cm solid #000000" fo:border-top="0.035cm solid #000000"/>
    </style:style>
    <style:style style:name="ce25" style:family="table-cell" style:parent-style-name="DataPilot_20_Category">
      <style:table-cell-properties fo:border-bottom="none" fo:border-left="none" fo:border-right="0.035cm solid #000000" fo:border-top="none"/>
    </style:style>
    <style:style style:name="ce26" style:family="table-cell" style:parent-style-name="DataPilot_20_Category">
      <style:table-cell-properties fo:border-bottom="0.035cm solid #000000" fo:border-left="none" fo:border-right="0.035cm solid #000000" fo:border-top="none"/>
    </style:style>
    <style:style style:name="ce27" style:family="table-cell" style:parent-style-name="DataPilot_20_Title">
      <style:table-cell-properties fo:border-bottom="0.035cm solid #000000" fo:border-left="none" fo:border-right="0.035cm solid #000000" fo:border-top="0.035cm solid #000000"/>
    </style:style>
    <style:style style:name="ce28" style:family="table-cell" style:parent-style-name="DataPilot_20_Title">
      <style:table-cell-properties fo:border-bottom="0.071cm solid #000000" fo:border-left="none" fo:border-right="0.035cm solid #000000" fo:border-top="0.035cm solid #000000"/>
    </style:style>
    <style:style style:name="ce29" style:family="table-cell" style:parent-style-name="DataPilot_20_Field">
      <style:table-cell-properties fo:border-bottom="0.035cm solid #000000" fo:border-left="0.035cm solid #000000" fo:border-right="0.035cm solid #000000" fo:border-top="0.071cm solid #000000"/>
    </style:style>
    <style:style style:name="ce30" style:family="table-cell" style:parent-style-name="DataPilot_20_Category">
      <style:table-cell-properties fo:border-bottom="0.035cm solid #000000" fo:border-left="0.035cm solid #000000" fo:border-right="none" fo:border-top="0.035cm solid #000000"/>
    </style:style>
    <style:style style:name="ce31" style:family="table-cell" style:parent-style-name="DataPilot_20_Value">
      <style:table-cell-properties fo:border-bottom="none" fo:border-left="0.035cm solid #000000" fo:border-right="none" fo:border-top="0.035cm solid #000000"/>
    </style:style>
    <style:style style:name="ce32" style:family="table-cell" style:parent-style-name="DataPilot_20_Value">
      <style:table-cell-properties fo:border-bottom="none" fo:border-left="0.035cm solid #000000" fo:border-right="none" fo:border-top="none"/>
    </style:style>
    <style:style style:name="ce33" style:family="table-cell" style:parent-style-name="DataPilot_20_Value">
      <style:table-cell-properties fo:border-bottom="0.035cm solid #000000" fo:border-left="0.035cm solid #000000" fo:border-right="none" fo:border-top="none"/>
    </style:style>
    <style:style style:name="ce34" style:family="table-cell" style:parent-style-name="DataPilot_20_Result">
      <style:table-cell-properties fo:border-bottom="0.035cm solid #000000" fo:border-left="0.035cm solid #000000" fo:border-right="none" fo:border-top="0.035cm solid #000000"/>
    </style:style>
    <style:style style:name="ce35" style:family="table-cell" style:parent-style-name="DataPilot_20_Result">
      <style:table-cell-properties fo:border-bottom="0.071cm solid #000000" fo:border-left="0.035cm solid #000000" fo:border-right="none" fo:border-top="0.035cm solid #000000"/>
    </style:style>
    <style:style style:name="ce36" style:family="table-cell" style:parent-style-name="DataPilot_20_Category">
      <style:table-cell-properties fo:border-bottom="0.035cm solid #000000" fo:border-left="none" fo:border-right="none" fo:border-top="0.035cm solid #000000"/>
    </style:style>
    <style:style style:name="ce37" style:family="table-cell" style:parent-style-name="DataPilot_20_Value">
      <style:table-cell-properties fo:border-bottom="none" fo:border-left="none" fo:border-right="none" fo:border-top="0.035cm solid #000000"/>
    </style:style>
    <style:style style:name="ce38" style:family="table-cell" style:parent-style-name="DataPilot_20_Value">
      <style:table-cell-properties fo:border-bottom="0.035cm solid #000000" fo:border-left="none" fo:border-right="none" fo:border-top="none"/>
    </style:style>
    <style:style style:name="ce39" style:family="table-cell" style:parent-style-name="DataPilot_20_Result">
      <style:table-cell-properties fo:border-bottom="0.035cm solid #000000" fo:border-left="none" fo:border-right="none" fo:border-top="0.035cm solid #000000"/>
    </style:style>
    <style:style style:name="ce40" style:family="table-cell" style:parent-style-name="DataPilot_20_Result">
      <style:table-cell-properties fo:border-bottom="0.071cm solid #000000" fo:border-left="none" fo:border-right="none" fo:border-top="0.035cm solid #000000"/>
    </style:style>
    <style:style style:name="ce41" style:family="table-cell" style:parent-style-name="DataPilot_20_Corner">
      <style:table-cell-properties fo:border-bottom="none" fo:border-left="none" fo:border-right="0.071cm solid #000000" fo:border-top="0.071cm solid #000000"/>
    </style:style>
    <style:style style:name="ce42" style:family="table-cell" style:parent-style-name="DataPilot_20_Title">
      <style:table-cell-properties fo:border-bottom="0.035cm solid #000000" fo:border-left="0.035cm solid #000000" fo:border-right="0.071cm solid #000000" fo:border-top="0.035cm solid #000000"/>
    </style:style>
    <style:style style:name="ce43" style:family="table-cell" style:parent-style-name="DataPilot_20_Result">
      <style:table-cell-properties fo:border-bottom="none" fo:border-left="0.035cm solid #000000" fo:border-right="0.071cm solid #000000" fo:border-top="0.035cm solid #000000"/>
    </style:style>
    <style:style style:name="ce44" style:family="table-cell" style:parent-style-name="DataPilot_20_Result">
      <style:table-cell-properties fo:border-bottom="none" fo:border-left="0.035cm solid #000000" fo:border-right="0.071cm solid #000000" fo:border-top="none"/>
    </style:style>
    <style:style style:name="ce45" style:family="table-cell" style:parent-style-name="DataPilot_20_Result">
      <style:table-cell-properties fo:border-bottom="0.035cm solid #000000" fo:border-left="0.035cm solid #000000" fo:border-right="0.071cm solid #000000" fo:border-top="none"/>
    </style:style>
    <style:style style:name="ce46" style:family="table-cell" style:parent-style-name="DataPilot_20_Result">
      <style:table-cell-properties fo:border-bottom="0.035cm solid #000000" fo:border-left="0.035cm solid #000000" fo:border-right="0.071cm solid #000000" fo:border-top="0.035cm solid #000000"/>
    </style:style>
    <style:style style:name="ce47" style:family="table-cell" style:parent-style-name="DataPilot_20_Result">
      <style:table-cell-properties fo:border-bottom="0.071cm solid #000000" fo:border-left="0.035cm solid #000000" fo:border-right="0.071cm solid #000000" fo:border-top="0.035cm solid #000000"/>
    </style:style>
  </office:automatic-styles>
  <office:body>
    <office:spreadsheet>
      <table:table table:name="Tera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ce7"/>
        <table:table-column table:style-name="co1" table:default-cell-style-name="ce9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Number RE started</text:p>
          </table:table-cell>
          <table:table-cell table:style-name="ce1" office:value-type="string">
            <text:p>Number GlideIns per Host</text:p>
          </table:table-cell>
          <table:table-cell table:style-name="ce1" office:value-type="string">
            <text:p>Number Hosts</text:p>
          </table:table-cell>
          <table:table-cell table:style-name="ce1" office:value-type="string">
            <text:p>Number CPU per GlideIn</text:p>
          </table:table-cell>
          <table:table-cell table:style-name="ce1" office:value-type="string">
            <text:p>Number Generations</text:p>
          </table:table-cell>
          <table:table-cell table:style-name="ce1" office:value-type="string">
            <text:p>Number Attempted Exchanges</text:p>
          </table:table-cell>
          <table:table-cell table:style-name="ce1" office:value-type="string">
            <text:p>GlideIn</text:p>
          </table:table-cell>
          <table:table-cell table:style-name="ce1" office:value-type="string">
            <text:p>Hosts</text:p>
          </table:table-cell>
          <table:table-cell table:style-name="ce1" office:value-type="string">
            <text:p>Runtime (in s)</text:p>
          </table:table-cell>
          <table:table-cell table:style-name="ce2" office:value-type="string">
            <text:p>Time in Min</text:p>
          </table:table-cell>
          <table:table-cell table:style-name="ce1" office:value-type="string">
            <text:p>Queue Time (for 1 machine)</text:p>
          </table:table-cell>
          <table:table-cell table:style-name="ce1" office:value-type="string">
            <text:p>Number NAMD jobs (IST)</text:p>
          </table:table-cell>
          <table:table-cell table:style-name="ce1" office:value-type="string">
            <text:p>Number (SOLL)</text:p>
          </table:table-cell>
          <table:table-cell table:style-name="ce4" office:value-type="string">
            <text:p>Time to finish 40 Ex (in s)</text:p>
          </table:table-cell>
          <table:table-cell table:style-name="ce1" office:value-type="string">
            <text:p>Time to finish 40 ex (in min)</text:p>
          </table:table-cell>
          <table:table-cell table:style-name="ce1" office:value-type="string">
            <text:p>NAMD steps</text:p>
          </table:table-cell>
          <table:table-cell table:style-name="ce1" office:value-type="string">
            <text:p>NAMD steps/second</text:p>
          </table:table-cell>
          <table:table-cell table:style-name="ce6" office:value-type="string">
            <text:p>Number Exchanges/replica proc &amp; sec</text:p>
          </table:table-cell>
          <table:table-cell table:style-name="ce8" office:value-type="string">
            <text:p>Number attempted Exchanges/Minute</text:p>
          </table:table-cell>
          <table:table-cell/>
          <table:table-cell office:value-type="string">
            <text:p>Aggregated Values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A2]*16/([.B2]*[.C2])" office:value-type="float" office:value="128">
            <text:p>128</text:p>
          </table:table-cell>
          <table:table-cell office:value-type="float" office:value="5">
            <text:p>5</text:p>
          </table:table-cell>
          <table:table-cell table:formula="oooc:=[.L2]/2" office:value-type="float" office:value="36">
            <text:p>36</text:p>
          </table:table-cell>
          <table:table-cell office:value-type="string">
            <text:p>yes</text:p>
          </table:table-cell>
          <table:table-cell office:value-type="string">
            <text:p>Abe</text:p>
          </table:table-cell>
          <table:table-cell office:value-type="float" office:value="8322.15502286">
            <text:p>8322,16</text:p>
          </table:table-cell>
          <table:table-cell table:formula="oooc:=[.I2]/60" office:value-type="float" office:value="138.702583714333">
            <text:p>138,7</text:p>
          </table:table-cell>
          <table:table-cell office:value-type="float" office:value="7148.92333007">
            <text:p>7148,92</text:p>
          </table:table-cell>
          <table:table-cell office:value-type="float" office:value="72">
            <text:p>72</text:p>
          </table:table-cell>
          <table:table-cell table:formula="oooc:=[.A2]*[.E2]" office:value-type="float" office:value="80">
            <text:p>80</text:p>
          </table:table-cell>
          <table:table-cell table:formula="oooc:=[.I2]/([.L2]/2)*40" office:value-type="float" office:value="9246.83891428889">
            <text:p>9246,84</text:p>
          </table:table-cell>
          <table:table-cell table:formula="oooc:=[.N2]/60" office:value-type="float" office:value="154.113981904815">
            <text:p>154,11</text:p>
          </table:table-cell>
          <table:table-cell table:formula="oooc:=[.L2]*500" office:value-type="float" office:value="36000">
            <text:p>36000</text:p>
          </table:table-cell>
          <table:table-cell table:formula="oooc:=[.P2]/[.I2]" office:value-type="float" office:value="4.32580261976761">
            <text:p>4,33</text:p>
          </table:table-cell>
          <table:table-cell table:formula="oooc:=[.M2]/[.A2]/[.J2]" office:value-type="float" office:value="0.0360483551647301">
            <text:p>0,04</text:p>
          </table:table-cell>
          <table:table-cell table:formula="oooc:=[.L2]/[.J2]" office:value-type="float" office:value="0.519096314372114">
            <text:p>0,52</text:p>
          </table:table-cell>
          <table:table-cell/>
          <table:table-cell office:value-type="string">
            <text:p>Filter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A3]*16/([.B3]*[.C3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3]/2" office:value-type="float" office:value="20">
            <text:p>20</text:p>
          </table:table-cell>
          <table:table-cell office:value-type="string">
            <text:p>yes</text:p>
          </table:table-cell>
          <table:table-cell office:value-type="string">
            <text:p>Abe</text:p>
          </table:table-cell>
          <table:table-cell office:value-type="float" office:value="1650.04405093">
            <text:p>1650,04</text:p>
          </table:table-cell>
          <table:table-cell table:formula="oooc:=[.I3]/60" office:value-type="float" office:value="27.5007341821667">
            <text:p>27,5</text:p>
          </table:table-cell>
          <table:table-cell office:value-type="float" office:value="442.342342">
            <text:p>442,34</text:p>
          </table:table-cell>
          <table:table-cell office:value-type="float" office:value="40">
            <text:p>40</text:p>
          </table:table-cell>
          <table:table-cell table:formula="oooc:=[.A3]*[.E3]" office:value-type="float" office:value="80">
            <text:p>80</text:p>
          </table:table-cell>
          <table:table-cell table:formula="oooc:=[.I3]/([.L3]/2)*40" office:value-type="float" office:value="3300.08810186">
            <text:p>3300,09</text:p>
          </table:table-cell>
          <table:table-cell table:formula="oooc:=[.N3]/60" office:value-type="float" office:value="55.0014683643333">
            <text:p>55</text:p>
          </table:table-cell>
          <table:table-cell table:formula="oooc:=[.L3]*500" office:value-type="float" office:value="20000">
            <text:p>20000</text:p>
          </table:table-cell>
          <table:table-cell table:formula="oooc:=[.P3]/[.I3]" office:value-type="float" office:value="12.1208885233867">
            <text:p>12,12</text:p>
          </table:table-cell>
          <table:table-cell table:formula="oooc:=[.M3]/[.A3]/[.J3]" office:value-type="float" office:value="0.181813327850801">
            <text:p>0,18</text:p>
          </table:table-cell>
          <table:table-cell table:formula="oooc:=[.L3]/[.J3]" office:value-type="float" office:value="1.45450662280641">
            <text:p>1,45</text:p>
          </table:table-cell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A4]*16/([.B4]*[.C4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4]/2" office:value-type="float" office:value="20">
            <text:p>20</text:p>
          </table:table-cell>
          <table:table-cell office:value-type="string">
            <text:p>yes</text:p>
          </table:table-cell>
          <table:table-cell office:value-type="string">
            <text:p>Abe, QB</text:p>
          </table:table-cell>
          <table:table-cell office:value-type="float" office:value="1221.24687505">
            <text:p>1221,25</text:p>
          </table:table-cell>
          <table:table-cell table:formula="oooc:=[.I4]/60" office:value-type="float" office:value="20.3541145841667">
            <text:p>20,35</text:p>
          </table:table-cell>
          <table:table-cell office:value-type="float" office:value="243.681570053">
            <text:p>243,68</text:p>
          </table:table-cell>
          <table:table-cell office:value-type="float" office:value="40">
            <text:p>40</text:p>
          </table:table-cell>
          <table:table-cell table:formula="oooc:=[.A4]*[.E4]" office:value-type="float" office:value="40">
            <text:p>40</text:p>
          </table:table-cell>
          <table:table-cell table:formula="oooc:=[.I4]/([.L4]/2)*40" office:value-type="float" office:value="2442.4937501">
            <text:p>2442,49</text:p>
          </table:table-cell>
          <table:table-cell table:formula="oooc:=[.N4]/60" office:value-type="float" office:value="40.7082291683333">
            <text:p>40,71</text:p>
          </table:table-cell>
          <table:table-cell table:formula="oooc:=[.L4]*500" office:value-type="float" office:value="20000">
            <text:p>20000</text:p>
          </table:table-cell>
          <table:table-cell table:formula="oooc:=[.P4]/[.I4]" office:value-type="float" office:value="16.3767051597828">
            <text:p>16,38</text:p>
          </table:table-cell>
          <table:table-cell table:formula="oooc:=[.M4]/[.A4]/[.J4]" office:value-type="float" office:value="0.245650577396743">
            <text:p>0,25</text:p>
          </table:table-cell>
          <table:table-cell table:formula="oooc:=[.L4]/[.J4]" office:value-type="float" office:value="1.96520461917394">
            <text:p>1,97</text:p>
          </table:table-cell>
          <table:table-cell/>
          <table:table-cell table:style-name="ce10"/>
          <table:table-cell table:style-name="ce17" table:number-columns-repeated="2"/>
          <table:table-cell table:style-name="ce29" office:value-type="string">
            <text:p>Number Hosts</text:p>
          </table:table-cell>
          <table:table-cell table:style-name="ce17" table:number-columns-repeated="2"/>
          <table:table-cell table:style-name="ce4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ooc:=[.A5]*16/([.B5]*[.C5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5]/2" office:value-type="float" office:value="20">
            <text:p>20</text:p>
          </table:table-cell>
          <table:table-cell office:value-type="string">
            <text:p>yes</text:p>
          </table:table-cell>
          <table:table-cell office:value-type="string">
            <text:p>Abe, QB, Ranger</text:p>
          </table:table-cell>
          <table:table-cell office:value-type="float" office:value="954.222698927">
            <text:p>954,22</text:p>
          </table:table-cell>
          <table:table-cell table:formula="oooc:=[.I5]/60" office:value-type="float" office:value="15.9037116487833">
            <text:p>15,9</text:p>
          </table:table-cell>
          <table:table-cell office:value-type="float" office:value="321.4521323">
            <text:p>321,45</text:p>
          </table:table-cell>
          <table:table-cell office:value-type="float" office:value="40">
            <text:p>40</text:p>
          </table:table-cell>
          <table:table-cell table:formula="oooc:=[.A5]*[.E5]" office:value-type="float" office:value="60">
            <text:p>60</text:p>
          </table:table-cell>
          <table:table-cell table:formula="oooc:=[.I5]/([.L5]/2)*40" office:value-type="float" office:value="1908.445397854">
            <text:p>1908,45</text:p>
          </table:table-cell>
          <table:table-cell table:formula="oooc:=[.N5]/60" office:value-type="float" office:value="31.8074232975667">
            <text:p>31,81</text:p>
          </table:table-cell>
          <table:table-cell table:formula="oooc:=[.L5]*500" office:value-type="float" office:value="20000">
            <text:p>20000</text:p>
          </table:table-cell>
          <table:table-cell table:formula="oooc:=[.P5]/[.I5]" office:value-type="float" office:value="20.9594678710635">
            <text:p>20,96</text:p>
          </table:table-cell>
          <table:table-cell table:formula="oooc:=[.M5]/[.A5]/[.J5]" office:value-type="float" office:value="0.314392018065953">
            <text:p>0,31</text:p>
          </table:table-cell>
          <table:table-cell table:formula="oooc:=[.L5]/[.J5]" office:value-type="float" office:value="2.51513614452763">
            <text:p>2,52</text:p>
          </table:table-cell>
          <table:table-cell/>
          <table:table-cell table:style-name="ce11" office:value-type="string">
            <text:p>Number RE started</text:p>
          </table:table-cell>
          <table:table-cell table:style-name="ce18" office:value-type="string">
            <text:p>Hosts</text:p>
          </table:table-cell>
          <table:table-cell table:style-name="ce18" office:value-type="string">
            <text:p>Data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4">
            <text:p>4</text:p>
          </table:table-cell>
          <table:table-cell table:style-name="ce42" office:value-type="string">
            <text:p>Total Result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ooc:=[.A6]*16/([.B6]*[.C6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6]/2" office:value-type="float" office:value="30">
            <text:p>30</text:p>
          </table:table-cell>
          <table:table-cell office:value-type="string">
            <text:p>yes</text:p>
          </table:table-cell>
          <table:table-cell office:value-type="string">
            <text:p>Abe, QB, Ranger</text:p>
          </table:table-cell>
          <table:table-cell office:value-type="float" office:value="1453.89406395">
            <text:p>1453,89</text:p>
          </table:table-cell>
          <table:table-cell table:formula="oooc:=[.I6]/60" office:value-type="float" office:value="24.2315677325">
            <text:p>24,23</text:p>
          </table:table-cell>
          <table:table-cell office:value-type="float" office:value="421.131">
            <text:p>421,13</text:p>
          </table:table-cell>
          <table:table-cell office:value-type="float" office:value="60">
            <text:p>60</text:p>
          </table:table-cell>
          <table:table-cell table:formula="oooc:=[.A6]*[.E6]" office:value-type="float" office:value="60">
            <text:p>60</text:p>
          </table:table-cell>
          <table:table-cell table:formula="oooc:=[.I6]/([.L6]/2)*40" office:value-type="float" office:value="1938.5254186">
            <text:p>1938,53</text:p>
          </table:table-cell>
          <table:table-cell table:formula="oooc:=[.N6]/60" office:value-type="float" office:value="32.3087569766667">
            <text:p>32,31</text:p>
          </table:table-cell>
          <table:table-cell table:formula="oooc:=[.L6]*500" office:value-type="float" office:value="30000">
            <text:p>30000</text:p>
          </table:table-cell>
          <table:table-cell table:formula="oooc:=[.P6]/[.I6]" office:value-type="float" office:value="20.6342406533353">
            <text:p>20,63</text:p>
          </table:table-cell>
          <table:table-cell table:formula="oooc:=[.M6]/[.A6]/[.J6]" office:value-type="float" office:value="0.206342406533353">
            <text:p>0,21</text:p>
          </table:table-cell>
          <table:table-cell table:formula="oooc:=[.L6]/[.J6]" office:value-type="float" office:value="2.47610887840024">
            <text:p>2,48</text:p>
          </table:table-cell>
          <table:table-cell/>
          <table:table-cell table:style-name="ce12" office:value-type="float" office:value="16">
            <text:p>16</text:p>
          </table:table-cell>
          <table:table-cell table:style-name="ce19" office:value-type="string">
            <text:p>Abe</text:p>
          </table:table-cell>
          <table:table-cell table:style-name="ce24" office:value-type="string">
            <text:p>Average - Time in Min</text:p>
          </table:table-cell>
          <table:table-cell table:style-name="ce31" office:value-type="float" office:value="83.10165894825">
            <text:p>83,1</text:p>
          </table:table-cell>
          <table:table-cell table:style-name="ce37" table:number-columns-repeated="2"/>
          <table:table-cell table:style-name="ce43" office:value-type="float" office:value="83.10165894825">
            <text:p>83,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[.A7]*16/([.B7]*[.C7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7]/2" office:value-type="float" office:value="40">
            <text:p>40</text:p>
          </table:table-cell>
          <table:table-cell office:value-type="string">
            <text:p>yes</text:p>
          </table:table-cell>
          <table:table-cell office:value-type="string">
            <text:p>Abe, QB, QB, Ranger</text:p>
          </table:table-cell>
          <table:table-cell office:value-type="float" office:value="1591.24369287">
            <text:p>1591,24</text:p>
          </table:table-cell>
          <table:table-cell table:formula="oooc:=[.I7]/60" office:value-type="float" office:value="26.5207282145">
            <text:p>26,52</text:p>
          </table:table-cell>
          <table:table-cell office:value-type="float" office:value="478.45179">
            <text:p>478,45</text:p>
          </table:table-cell>
          <table:table-cell office:value-type="float" office:value="80">
            <text:p>80</text:p>
          </table:table-cell>
          <table:table-cell table:formula="oooc:=[.A7]*[.E7]" office:value-type="float" office:value="80">
            <text:p>80</text:p>
          </table:table-cell>
          <table:table-cell table:formula="oooc:=[.I7]/([.L7]/2)*40" office:value-type="float" office:value="1591.24369287">
            <text:p>1591,24</text:p>
          </table:table-cell>
          <table:table-cell table:formula="oooc:=[.N7]/60" office:value-type="float" office:value="26.5207282145">
            <text:p>26,52</text:p>
          </table:table-cell>
          <table:table-cell table:formula="oooc:=[.L7]*500" office:value-type="float" office:value="40000">
            <text:p>40000</text:p>
          </table:table-cell>
          <table:table-cell table:formula="oooc:=[.P7]/[.I7]" office:value-type="float" office:value="25.1375701781134">
            <text:p>25,14</text:p>
          </table:table-cell>
          <table:table-cell table:formula="oooc:=[.M7]/[.A7]/[.J7]" office:value-type="float" office:value="0.188531776335851">
            <text:p>0,19</text:p>
          </table:table-cell>
          <table:table-cell table:formula="oooc:=[.L7]/[.J7]" office:value-type="float" office:value="3.01650842137361">
            <text:p>3,02</text:p>
          </table:table-cell>
          <table:table-cell/>
          <table:table-cell table:style-name="ce13"/>
          <table:table-cell table:style-name="ce20"/>
          <table:table-cell table:style-name="ce25" office:value-type="string">
            <text:p>Average - Time to finish 40 ex (in min)</text:p>
          </table:table-cell>
          <table:table-cell table:style-name="ce32" office:value-type="float" office:value="104.557725134574">
            <text:p>104,56</text:p>
          </table:table-cell>
          <table:table-cell table:style-name="DataPilot_20_Value" table:number-columns-repeated="2"/>
          <table:table-cell table:style-name="ce44" office:value-type="float" office:value="104.557725134574">
            <text:p>104,5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ooc:=[.A8]*16/([.B8]*[.C8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8]/2" office:value-type="float" office:value="14">
            <text:p>14</text:p>
          </table:table-cell>
          <table:table-cell office:value-type="string">
            <text:p>yes</text:p>
          </table:table-cell>
          <table:table-cell office:value-type="string">
            <text:p>Abe, QB</text:p>
          </table:table-cell>
          <table:table-cell office:value-type="float" office:value="4132.90444899">
            <text:p>4132,9</text:p>
          </table:table-cell>
          <table:table-cell table:formula="oooc:=[.I8]/60" office:value-type="float" office:value="68.8817408165">
            <text:p>68,88</text:p>
          </table:table-cell>
          <table:table-cell office:value-type="float" office:value="3362.1614449">
            <text:p>3362,16</text:p>
          </table:table-cell>
          <table:table-cell office:value-type="float" office:value="28">
            <text:p>28</text:p>
          </table:table-cell>
          <table:table-cell table:formula="oooc:=[.A8]*[.E8]" office:value-type="float" office:value="80">
            <text:p>80</text:p>
          </table:table-cell>
          <table:table-cell table:formula="oooc:=[.I8]/([.L8]/2)*40" office:value-type="float" office:value="11808.2984256857">
            <text:p>11808,3</text:p>
          </table:table-cell>
          <table:table-cell table:formula="oooc:=[.N8]/60" office:value-type="float" office:value="196.804973761429">
            <text:p>196,8</text:p>
          </table:table-cell>
          <table:table-cell table:formula="oooc:=[.L8]*500" office:value-type="float" office:value="14000">
            <text:p>14000</text:p>
          </table:table-cell>
          <table:table-cell table:formula="oooc:=[.P8]/[.I8]" office:value-type="float" office:value="3.38744826375585">
            <text:p>3,39</text:p>
          </table:table-cell>
          <table:table-cell table:formula="oooc:=[.M8]/[.A8]/[.J8]" office:value-type="float" office:value="0.0725881770804825">
            <text:p>0,07</text:p>
          </table:table-cell>
          <table:table-cell table:formula="oooc:=[.L8]/[.J8]" office:value-type="float" office:value="0.406493791650702">
            <text:p>0,41</text:p>
          </table:table-cell>
          <table:table-cell/>
          <table:table-cell table:style-name="ce13"/>
          <table:table-cell table:style-name="ce20"/>
          <table:table-cell table:style-name="ce25" office:value-type="string">
            <text:p>Average - Number Exchanges/replica proc &amp; sec</text:p>
          </table:table-cell>
          <table:table-cell table:style-name="ce32" office:value-type="float" office:value="0.108930841507766">
            <text:p>0,11</text:p>
          </table:table-cell>
          <table:table-cell table:style-name="DataPilot_20_Value" table:number-columns-repeated="2"/>
          <table:table-cell table:style-name="ce44" office:value-type="float" office:value="0.108930841507766">
            <text:p>0,1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ooc:=[.A9]*16/([.B9]*[.C9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9]/2" office:value-type="float" office:value="10">
            <text:p>10</text:p>
          </table:table-cell>
          <table:table-cell office:value-type="string">
            <text:p>yes</text:p>
          </table:table-cell>
          <table:table-cell office:value-type="string">
            <text:p>Abe, QB</text:p>
          </table:table-cell>
          <table:table-cell office:value-type="float" office:value="1341.5545001">
            <text:p>1341,55</text:p>
          </table:table-cell>
          <table:table-cell table:formula="oooc:=[.I9]/60" office:value-type="float" office:value="22.3592416683333">
            <text:p>22,36</text:p>
          </table:table-cell>
          <table:table-cell office:value-type="float" office:value="451.116554022">
            <text:p>451,12</text:p>
          </table:table-cell>
          <table:table-cell office:value-type="float" office:value="20">
            <text:p>20</text:p>
          </table:table-cell>
          <table:table-cell table:formula="oooc:=[.A9]*[.E9]" office:value-type="float" office:value="80">
            <text:p>80</text:p>
          </table:table-cell>
          <table:table-cell table:formula="oooc:=[.I9]/([.L9]/2)*40" office:value-type="float" office:value="5366.2180004">
            <text:p>5366,22</text:p>
          </table:table-cell>
          <table:table-cell table:formula="oooc:=[.N9]/60" office:value-type="float" office:value="89.4369666733333">
            <text:p>89,44</text:p>
          </table:table-cell>
          <table:table-cell table:formula="oooc:=[.L9]*500" office:value-type="float" office:value="10000">
            <text:p>10000</text:p>
          </table:table-cell>
          <table:table-cell table:formula="oooc:=[.P9]/[.I9]" office:value-type="float" office:value="7.45403932471964">
            <text:p>7,45</text:p>
          </table:table-cell>
          <table:table-cell table:formula="oooc:=[.M9]/[.A9]/[.J9]" office:value-type="float" office:value="0.223621179741589">
            <text:p>0,22</text:p>
          </table:table-cell>
          <table:table-cell table:formula="oooc:=[.L9]/[.J9]" office:value-type="float" office:value="0.894484718966357">
            <text:p>0,89</text:p>
          </table:table-cell>
          <table:table-cell/>
          <table:table-cell table:style-name="ce13"/>
          <table:table-cell table:style-name="ce21"/>
          <table:table-cell table:style-name="ce26" office:value-type="string">
            <text:p>Average - Number attempted Exchanges/Minute</text:p>
          </table:table-cell>
          <table:table-cell table:style-name="ce33" office:value-type="float" office:value="0.986801468589261">
            <text:p>0,99</text:p>
          </table:table-cell>
          <table:table-cell table:style-name="ce38" table:number-columns-repeated="2"/>
          <table:table-cell table:style-name="ce45" office:value-type="float" office:value="0.986801468589261">
            <text:p>0,9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ooc:=[.A10]*16/([.B10]*[.C10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10]/2" office:value-type="float" office:value="30">
            <text:p>30</text:p>
          </table:table-cell>
          <table:table-cell office:value-type="string">
            <text:p>yes</text:p>
          </table:table-cell>
          <table:table-cell office:value-type="string">
            <text:p>Abe, Ranger</text:p>
          </table:table-cell>
          <table:table-cell office:value-type="float" office:value="1559.56621122">
            <text:p>1559,57</text:p>
          </table:table-cell>
          <table:table-cell table:formula="oooc:=[.I10]/60" office:value-type="float" office:value="25.992770187">
            <text:p>25,99</text:p>
          </table:table-cell>
          <table:table-cell office:value-type="float" office:value="465.369994164">
            <text:p>465,37</text:p>
          </table:table-cell>
          <table:table-cell office:value-type="float" office:value="60">
            <text:p>60</text:p>
          </table:table-cell>
          <table:table-cell table:formula="oooc:=[.A10]*[.E10]" office:value-type="float" office:value="80">
            <text:p>80</text:p>
          </table:table-cell>
          <table:table-cell table:formula="oooc:=[.I10]/([.L10]/2)*40" office:value-type="float" office:value="2079.42161496">
            <text:p>2079,42</text:p>
          </table:table-cell>
          <table:table-cell table:formula="oooc:=[.N10]/60" office:value-type="float" office:value="34.657026916">
            <text:p>34,66</text:p>
          </table:table-cell>
          <table:table-cell table:formula="oooc:=[.L10]*500" office:value-type="float" office:value="30000">
            <text:p>30000</text:p>
          </table:table-cell>
          <table:table-cell table:formula="oooc:=[.P10]/[.I10]" office:value-type="float" office:value="19.2361182129818">
            <text:p>19,24</text:p>
          </table:table-cell>
          <table:table-cell table:formula="oooc:=[.M10]/[.A10]/[.J10]" office:value-type="float" office:value="0.192361182129818">
            <text:p>0,19</text:p>
          </table:table-cell>
          <table:table-cell table:formula="oooc:=[.L10]/[.J10]" office:value-type="float" office:value="2.30833418555781">
            <text:p>2,31</text:p>
          </table:table-cell>
          <table:table-cell/>
          <table:table-cell table:style-name="ce13"/>
          <table:table-cell table:style-name="ce19" office:value-type="string">
            <text:p>Abe, QB</text:p>
          </table:table-cell>
          <table:table-cell table:style-name="ce24" office:value-type="string">
            <text:p>Average - Time in Min</text:p>
          </table:table-cell>
          <table:table-cell table:style-name="ce31"/>
          <table:table-cell table:style-name="ce37" office:value-type="float" office:value="30.4675667425167">
            <text:p>30,47</text:p>
          </table:table-cell>
          <table:table-cell table:style-name="ce37"/>
          <table:table-cell table:style-name="ce43" office:value-type="float" office:value="30.4675667425167">
            <text:p>30,4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A11]*16/([.B11]*[.C11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11]/2" office:value-type="float" office:value="40">
            <text:p>40</text:p>
          </table:table-cell>
          <table:table-cell office:value-type="string">
            <text:p>yes</text:p>
          </table:table-cell>
          <table:table-cell office:value-type="string">
            <text:p>Ranger</text:p>
          </table:table-cell>
          <table:table-cell office:value-type="float" office:value="1305.16046691">
            <text:p>1305,16</text:p>
          </table:table-cell>
          <table:table-cell table:formula="oooc:=[.I11]/60" office:value-type="float" office:value="21.7526744485">
            <text:p>21,75</text:p>
          </table:table-cell>
          <table:table-cell office:value-type="float" office:value="357.963850021">
            <text:p>357,96</text:p>
          </table:table-cell>
          <table:table-cell office:value-type="float" office:value="80">
            <text:p>80</text:p>
          </table:table-cell>
          <table:table-cell table:formula="oooc:=[.A11]*[.E11]" office:value-type="float" office:value="80">
            <text:p>80</text:p>
          </table:table-cell>
          <table:table-cell table:formula="oooc:=[.I11]/([.L11]/2)*40" office:value-type="float" office:value="1305.16046691">
            <text:p>1305,16</text:p>
          </table:table-cell>
          <table:table-cell table:formula="oooc:=[.N11]/60" office:value-type="float" office:value="21.7526744485">
            <text:p>21,75</text:p>
          </table:table-cell>
          <table:table-cell table:formula="oooc:=[.L11]*500" office:value-type="float" office:value="40000">
            <text:p>40000</text:p>
          </table:table-cell>
          <table:table-cell table:formula="oooc:=[.P11]/[.I11]" office:value-type="float" office:value="30.6475724741349">
            <text:p>30,65</text:p>
          </table:table-cell>
          <table:table-cell table:formula="oooc:=[.M11]/[.A11]/[.J11]" office:value-type="float" office:value="0.229856793556012">
            <text:p>0,23</text:p>
          </table:table-cell>
          <table:table-cell table:formula="oooc:=[.L11]/[.J11]" office:value-type="float" office:value="3.67770869689619">
            <text:p>3,68</text:p>
          </table:table-cell>
          <table:table-cell/>
          <table:table-cell table:style-name="ce13"/>
          <table:table-cell table:style-name="ce20"/>
          <table:table-cell table:style-name="ce25" office:value-type="string">
            <text:p>Average - Time to finish 40 ex (in min)</text:p>
          </table:table-cell>
          <table:table-cell table:style-name="ce32"/>
          <table:table-cell table:style-name="DataPilot_20_Value" office:value-type="float" office:value="68.9727451567771">
            <text:p>68,97</text:p>
          </table:table-cell>
          <table:table-cell table:style-name="DataPilot_20_Value"/>
          <table:table-cell table:style-name="ce44" office:value-type="float" office:value="68.9727451567771">
            <text:p>68,9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[.A12]*16/([.B12]*[.C12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12]/2" office:value-type="float" office:value="10">
            <text:p>10</text:p>
          </table:table-cell>
          <table:table-cell office:value-type="string">
            <text:p>yes</text:p>
          </table:table-cell>
          <table:table-cell office:value-type="string">
            <text:p>Abe, QB, QB, Ranger</text:p>
          </table:table-cell>
          <table:table-cell office:value-type="float" office:value="1045.76537609">
            <text:p>1045,77</text:p>
          </table:table-cell>
          <table:table-cell table:formula="oooc:=[.I12]/60" office:value-type="float" office:value="17.4294229348333">
            <text:p>17,43</text:p>
          </table:table-cell>
          <table:table-cell office:value-type="float" office:value="358.05013895">
            <text:p>358,05</text:p>
          </table:table-cell>
          <table:table-cell office:value-type="float" office:value="20">
            <text:p>20</text:p>
          </table:table-cell>
          <table:table-cell table:formula="oooc:=[.A12]*[.E12]" office:value-type="float" office:value="80">
            <text:p>80</text:p>
          </table:table-cell>
          <table:table-cell table:formula="oooc:=[.I12]/([.L12]/2)*40" office:value-type="float" office:value="4183.06150436">
            <text:p>4183,06</text:p>
          </table:table-cell>
          <table:table-cell table:formula="oooc:=[.N12]/60" office:value-type="float" office:value="69.7176917393333">
            <text:p>69,72</text:p>
          </table:table-cell>
          <table:table-cell table:formula="oooc:=[.L12]*500" office:value-type="float" office:value="10000">
            <text:p>10000</text:p>
          </table:table-cell>
          <table:table-cell table:formula="oooc:=[.P12]/[.I12]" office:value-type="float" office:value="9.56237434192829">
            <text:p>9,56</text:p>
          </table:table-cell>
          <table:table-cell table:formula="oooc:=[.M12]/[.A12]/[.J12]" office:value-type="float" office:value="0.286871230257849">
            <text:p>0,29</text:p>
          </table:table-cell>
          <table:table-cell table:formula="oooc:=[.L12]/[.J12]" office:value-type="float" office:value="1.14748492103139">
            <text:p>1,15</text:p>
          </table:table-cell>
          <table:table-cell/>
          <table:table-cell table:style-name="ce13"/>
          <table:table-cell table:style-name="ce20"/>
          <table:table-cell table:style-name="ce25" office:value-type="string">
            <text:p>Average - Number Exchanges/replica proc &amp; sec</text:p>
          </table:table-cell>
          <table:table-cell table:style-name="ce32"/>
          <table:table-cell table:style-name="DataPilot_20_Value" office:value-type="float" office:value="0.189554630458254">
            <text:p>0,19</text:p>
          </table:table-cell>
          <table:table-cell table:style-name="DataPilot_20_Value"/>
          <table:table-cell table:style-name="ce44" office:value-type="float" office:value="0.189554630458254">
            <text:p>0,1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[.A13]*16/([.B13]*[.C13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13]/2" office:value-type="float" office:value="10">
            <text:p>10</text:p>
          </table:table-cell>
          <table:table-cell office:value-type="string">
            <text:p>yes</text:p>
          </table:table-cell>
          <table:table-cell office:value-type="string">
            <text:p>Abe, QB, QB, Ranger</text:p>
          </table:table-cell>
          <table:table-cell office:value-type="float" office:value="929.842940092">
            <text:p>929,84</text:p>
          </table:table-cell>
          <table:table-cell table:formula="oooc:=[.I13]/60" office:value-type="float" office:value="15.4973823348667">
            <text:p>15,5</text:p>
          </table:table-cell>
          <table:table-cell office:value-type="float" office:value="336.772396088">
            <text:p>336,77</text:p>
          </table:table-cell>
          <table:table-cell office:value-type="float" office:value="20">
            <text:p>20</text:p>
          </table:table-cell>
          <table:table-cell table:formula="oooc:=[.A13]*[.E13]" office:value-type="float" office:value="80">
            <text:p>80</text:p>
          </table:table-cell>
          <table:table-cell table:formula="oooc:=[.I13]/([.L13]/2)*40" office:value-type="float" office:value="3719.371760368">
            <text:p>3719,37</text:p>
          </table:table-cell>
          <table:table-cell table:formula="oooc:=[.N13]/60" office:value-type="float" office:value="61.9895293394667">
            <text:p>61,99</text:p>
          </table:table-cell>
          <table:table-cell table:formula="oooc:=[.L13]*500" office:value-type="float" office:value="10000">
            <text:p>10000</text:p>
          </table:table-cell>
          <table:table-cell table:formula="oooc:=[.P13]/[.I13]" office:value-type="float" office:value="10.7545044101863">
            <text:p>10,75</text:p>
          </table:table-cell>
          <table:table-cell table:formula="oooc:=[.M13]/[.A13]/[.J13]" office:value-type="float" office:value="0.322635132305589">
            <text:p>0,32</text:p>
          </table:table-cell>
          <table:table-cell table:formula="oooc:=[.L13]/[.J13]" office:value-type="float" office:value="1.29054052922235">
            <text:p>1,29</text:p>
          </table:table-cell>
          <table:table-cell/>
          <table:table-cell table:style-name="ce13"/>
          <table:table-cell table:style-name="ce21"/>
          <table:table-cell table:style-name="ce26" office:value-type="string">
            <text:p>Average - Number attempted Exchanges/Minute</text:p>
          </table:table-cell>
          <table:table-cell table:style-name="ce33"/>
          <table:table-cell table:style-name="ce38" office:value-type="float" office:value="2.01915471983569">
            <text:p>2,02</text:p>
          </table:table-cell>
          <table:table-cell table:style-name="ce38"/>
          <table:table-cell table:style-name="ce45" office:value-type="float" office:value="2.01915471983569">
            <text:p>2,0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ooc:=[.A14]*16/([.B14]*[.C14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14]/2" office:value-type="float" office:value="40">
            <text:p>40</text:p>
          </table:table-cell>
          <table:table-cell office:value-type="string">
            <text:p>yes</text:p>
          </table:table-cell>
          <table:table-cell office:value-type="string">
            <text:p>QB, Abe</text:p>
          </table:table-cell>
          <table:table-cell office:value-type="float" office:value="1551.72230792">
            <text:p>1551,72</text:p>
          </table:table-cell>
          <table:table-cell table:formula="oooc:=[.I14]/60" office:value-type="float" office:value="25.8620384653333">
            <text:p>25,86</text:p>
          </table:table-cell>
          <table:table-cell office:value-type="float" office:value="448.085160971">
            <text:p>448,09</text:p>
          </table:table-cell>
          <table:table-cell office:value-type="float" office:value="80">
            <text:p>80</text:p>
          </table:table-cell>
          <table:table-cell table:formula="oooc:=[.A14]*[.E14]" office:value-type="float" office:value="80">
            <text:p>80</text:p>
          </table:table-cell>
          <table:table-cell table:formula="oooc:=[.I14]/([.L14]/2)*40" office:value-type="float" office:value="1551.72230792">
            <text:p>1551,72</text:p>
          </table:table-cell>
          <table:table-cell table:formula="oooc:=[.N14]/60" office:value-type="float" office:value="25.8620384653333">
            <text:p>25,86</text:p>
          </table:table-cell>
          <table:table-cell table:formula="oooc:=[.L14]*500" office:value-type="float" office:value="40000">
            <text:p>40000</text:p>
          </table:table-cell>
          <table:table-cell table:formula="oooc:=[.P14]/[.I14]" office:value-type="float" office:value="25.7778081785895">
            <text:p>25,78</text:p>
          </table:table-cell>
          <table:table-cell table:formula="oooc:=[.M14]/[.A14]/[.J14]" office:value-type="float" office:value="0.193333561339421">
            <text:p>0,19</text:p>
          </table:table-cell>
          <table:table-cell table:formula="oooc:=[.L14]/[.J14]" office:value-type="float" office:value="3.09333698143074">
            <text:p>3,09</text:p>
          </table:table-cell>
          <table:table-cell/>
          <table:table-cell table:style-name="ce13"/>
          <table:table-cell table:style-name="ce19" office:value-type="string">
            <text:p>Abe, QB, QB, Ranger</text:p>
          </table:table-cell>
          <table:table-cell table:style-name="ce24" office:value-type="string">
            <text:p>Average - Time in Min</text:p>
          </table:table-cell>
          <table:table-cell table:style-name="ce31"/>
          <table:table-cell table:style-name="ce37"/>
          <table:table-cell table:style-name="ce37" office:value-type="float" office:value="21.7219458103212">
            <text:p>21,72</text:p>
          </table:table-cell>
          <table:table-cell table:style-name="ce43" office:value-type="float" office:value="21.7219458103212">
            <text:p>21,7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[.A15]*16/([.B15]*[.C15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15]/2" office:value-type="float" office:value="40">
            <text:p>40</text:p>
          </table:table-cell>
          <table:table-cell office:value-type="string">
            <text:p>yes</text:p>
          </table:table-cell>
          <table:table-cell office:value-type="string">
            <text:p>Abe, QB, QB, Ranger</text:p>
          </table:table-cell>
          <table:table-cell office:value-type="float" office:value="1416.33046508">
            <text:p>1416,33</text:p>
          </table:table-cell>
          <table:table-cell table:formula="oooc:=[.I15]/60" office:value-type="float" office:value="23.6055077513333">
            <text:p>23,61</text:p>
          </table:table-cell>
          <table:table-cell office:value-type="float" office:value="391.140500069">
            <text:p>391,14</text:p>
          </table:table-cell>
          <table:table-cell office:value-type="float" office:value="80">
            <text:p>80</text:p>
          </table:table-cell>
          <table:table-cell table:formula="oooc:=[.A15]*[.E15]" office:value-type="float" office:value="80">
            <text:p>80</text:p>
          </table:table-cell>
          <table:table-cell table:formula="oooc:=[.K15]/([.L15]/2)*40" office:value-type="float" office:value="391.140500069">
            <text:p>391,14</text:p>
          </table:table-cell>
          <table:table-cell table:formula="oooc:=[.N15]/60" office:value-type="float" office:value="6.51900833448333">
            <text:p>6,52</text:p>
          </table:table-cell>
          <table:table-cell table:formula="oooc:=[.L15]*500" office:value-type="float" office:value="40000">
            <text:p>40000</text:p>
          </table:table-cell>
          <table:table-cell table:formula="oooc:=[.P15]/[.K15]" office:value-type="float" office:value="102.265042850187">
            <text:p>102,27</text:p>
          </table:table-cell>
          <table:table-cell table:formula="oooc:=[.M15]/[.A15]/[.J15]" office:value-type="float" office:value="0.211814973550721">
            <text:p>0,21</text:p>
          </table:table-cell>
          <table:table-cell table:formula="oooc:=[.L15]/[.J15]" office:value-type="float" office:value="3.38903957681153">
            <text:p>3,39</text:p>
          </table:table-cell>
          <table:table-cell/>
          <table:table-cell table:style-name="ce13"/>
          <table:table-cell table:style-name="ce20"/>
          <table:table-cell table:style-name="ce25" office:value-type="string">
            <text:p>Average - Time to finish 40 ex (in min)</text:p>
          </table:table-cell>
          <table:table-cell table:style-name="ce32"/>
          <table:table-cell table:style-name="DataPilot_20_Value"/>
          <table:table-cell table:style-name="DataPilot_20_Value" office:value-type="float" office:value="35.1882650393627">
            <text:p>35,19</text:p>
          </table:table-cell>
          <table:table-cell table:style-name="ce44" office:value-type="float" office:value="35.1882650393627">
            <text:p>35,1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A16]*16/([.B16]*[.C16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16]/2" office:value-type="float" office:value="18">
            <text:p>18</text:p>
          </table:table-cell>
          <table:table-cell office:value-type="string">
            <text:p>yes</text:p>
          </table:table-cell>
          <table:table-cell office:value-type="string">
            <text:p>Ranger</text:p>
          </table:table-cell>
          <table:table-cell office:value-type="float" office:value="1751.40996289">
            <text:p>1751,41</text:p>
          </table:table-cell>
          <table:table-cell table:formula="oooc:=[.I16]/60" office:value-type="float" office:value="29.1901660481667">
            <text:p>29,19</text:p>
          </table:table-cell>
          <table:table-cell office:value-type="float" office:value="1077.0108459">
            <text:p>1077,01</text:p>
          </table:table-cell>
          <table:table-cell office:value-type="float" office:value="36">
            <text:p>36</text:p>
          </table:table-cell>
          <table:table-cell table:formula="oooc:=[.A16]*[.E16]" office:value-type="float" office:value="80">
            <text:p>80</text:p>
          </table:table-cell>
          <table:table-cell table:formula="oooc:=[.I15]/([.L16]/2)*40" office:value-type="float" office:value="3147.40103351111">
            <text:p>3147,4</text:p>
          </table:table-cell>
          <table:table-cell table:formula="oooc:=[.N16]/60" office:value-type="float" office:value="52.4566838918519">
            <text:p>52,46</text:p>
          </table:table-cell>
          <table:table-cell table:formula="oooc:=[.L16]*500" office:value-type="float" office:value="18000">
            <text:p>18000</text:p>
          </table:table-cell>
          <table:table-cell table:formula="oooc:=[.P16]/[.I15]" office:value-type="float" office:value="12.7088984130432">
            <text:p>12,71</text:p>
          </table:table-cell>
          <table:table-cell table:formula="oooc:=[.M16]/[.A16]/[.J16]" office:value-type="float" office:value="0.171290563806643">
            <text:p>0,17</text:p>
          </table:table-cell>
          <table:table-cell table:formula="oooc:=[.L16]/[.J16]" office:value-type="float" office:value="1.23329205940783">
            <text:p>1,23</text:p>
          </table:table-cell>
          <table:table-cell/>
          <table:table-cell table:style-name="ce13"/>
          <table:table-cell table:style-name="ce20"/>
          <table:table-cell table:style-name="ce25" office:value-type="string">
            <text:p>Average - Number Exchanges/replica proc &amp; sec</text:p>
          </table:table-cell>
          <table:table-cell table:style-name="ce32"/>
          <table:table-cell table:style-name="DataPilot_20_Value"/>
          <table:table-cell table:style-name="DataPilot_20_Value" office:value-type="float" office:value="0.235967472825727">
            <text:p>0,24</text:p>
          </table:table-cell>
          <table:table-cell table:style-name="ce44" office:value-type="float" office:value="0.235967472825727">
            <text:p>0,2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ooc:=[.A17]*16/([.B17]*[.C17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17]/2" office:value-type="float" office:value="20">
            <text:p>20</text:p>
          </table:table-cell>
          <table:table-cell office:value-type="string">
            <text:p>yes</text:p>
          </table:table-cell>
          <table:table-cell office:value-type="string">
            <text:p>Abe, Ranger</text:p>
          </table:table-cell>
          <table:table-cell office:value-type="float" office:value="1457.17547679">
            <text:p>1457,18</text:p>
          </table:table-cell>
          <table:table-cell table:formula="oooc:=[.I17]/60" office:value-type="float" office:value="24.2862579465">
            <text:p>24,29</text:p>
          </table:table-cell>
          <table:table-cell office:value-type="float" office:value="519.233691931">
            <text:p>519,23</text:p>
          </table:table-cell>
          <table:table-cell office:value-type="float" office:value="40">
            <text:p>40</text:p>
          </table:table-cell>
          <table:table-cell table:formula="oooc:=[.A17]*[.E17]" office:value-type="float" office:value="80">
            <text:p>80</text:p>
          </table:table-cell>
          <table:table-cell table:formula="oooc:=[.I17]/([.L17]/2)*40" office:value-type="float" office:value="2914.35095358">
            <text:p>2914,35</text:p>
          </table:table-cell>
          <table:table-cell table:formula="oooc:=[.N17]/60" office:value-type="float" office:value="48.572515893">
            <text:p>48,57</text:p>
          </table:table-cell>
          <table:table-cell table:formula="oooc:=[.L17]*500" office:value-type="float" office:value="20000">
            <text:p>20000</text:p>
          </table:table-cell>
          <table:table-cell table:formula="oooc:=[.P17]/[.I17]" office:value-type="float" office:value="13.725182943689">
            <text:p>13,73</text:p>
          </table:table-cell>
          <table:table-cell table:formula="oooc:=[.M17]/[.A17]/[.J17]" office:value-type="float" office:value="0.205877744155335">
            <text:p>0,21</text:p>
          </table:table-cell>
          <table:table-cell table:formula="oooc:=[.L17]/[.J17]" office:value-type="float" office:value="1.64702195324268">
            <text:p>1,65</text:p>
          </table:table-cell>
          <table:table-cell/>
          <table:table-cell table:style-name="ce13"/>
          <table:table-cell table:style-name="ce21"/>
          <table:table-cell table:style-name="ce26" office:value-type="string">
            <text:p>Average - Number attempted Exchanges/Minute</text:p>
          </table:table-cell>
          <table:table-cell table:style-name="ce33"/>
          <table:table-cell table:style-name="ce38"/>
          <table:table-cell table:style-name="ce38" office:value-type="float" office:value="2.53407365284929">
            <text:p>2,53</text:p>
          </table:table-cell>
          <table:table-cell table:style-name="ce45" office:value-type="float" office:value="2.53407365284929">
            <text:p>2,5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ooc:=[.A18]*16/([.B18]*[.C18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18]/2" office:value-type="float" office:value="40">
            <text:p>40</text:p>
          </table:table-cell>
          <table:table-cell office:value-type="string">
            <text:p>yes</text:p>
          </table:table-cell>
          <table:table-cell office:value-type="string">
            <text:p>Abe, QB</text:p>
          </table:table-cell>
          <table:table-cell office:value-type="float" office:value="1522.85210705">
            <text:p>1522,85</text:p>
          </table:table-cell>
          <table:table-cell table:formula="oooc:=[.I18]/60" office:value-type="float" office:value="25.3808684508333">
            <text:p>25,38</text:p>
          </table:table-cell>
          <table:table-cell office:value-type="float" office:value="447.324128151">
            <text:p>447,32</text:p>
          </table:table-cell>
          <table:table-cell office:value-type="float" office:value="80">
            <text:p>80</text:p>
          </table:table-cell>
          <table:table-cell table:formula="oooc:=[.A18]*[.E18]" office:value-type="float" office:value="80">
            <text:p>80</text:p>
          </table:table-cell>
          <table:table-cell table:formula="oooc:=[.I18]/([.L18]/2)*40" office:value-type="float" office:value="1522.85210705">
            <text:p>1522,85</text:p>
          </table:table-cell>
          <table:table-cell table:formula="oooc:=[.N18]/60" office:value-type="float" office:value="25.3808684508333">
            <text:p>25,38</text:p>
          </table:table-cell>
          <table:table-cell table:formula="oooc:=[.L18]*500" office:value-type="float" office:value="40000">
            <text:p>40000</text:p>
          </table:table-cell>
          <table:table-cell table:formula="oooc:=[.P18]/[.I18]" office:value-type="float" office:value="26.2665033687915">
            <text:p>26,27</text:p>
          </table:table-cell>
          <table:table-cell table:formula="oooc:=[.M18]/[.A18]/[.J18]" office:value-type="float" office:value="0.196998775265936">
            <text:p>0,2</text:p>
          </table:table-cell>
          <table:table-cell table:formula="oooc:=[.L18]/[.J18]" office:value-type="float" office:value="3.15198040425497">
            <text:p>3,15</text:p>
          </table:table-cell>
          <table:table-cell/>
          <table:table-cell table:style-name="ce13"/>
          <table:table-cell table:style-name="ce19" office:value-type="string">
            <text:p>Abe, Ranger</text:p>
          </table:table-cell>
          <table:table-cell table:style-name="ce24" office:value-type="string">
            <text:p>Average - Time in Min</text:p>
          </table:table-cell>
          <table:table-cell table:style-name="ce31"/>
          <table:table-cell table:style-name="ce37" office:value-type="float" office:value="28.1925513541296">
            <text:p>28,19</text:p>
          </table:table-cell>
          <table:table-cell table:style-name="ce37"/>
          <table:table-cell table:style-name="ce43" office:value-type="float" office:value="28.1925513541296">
            <text:p>28,1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[.A19]*16/([.B19]*[.C19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19]/2" office:value-type="float" office:value="30">
            <text:p>30</text:p>
          </table:table-cell>
          <table:table-cell office:value-type="string">
            <text:p>yes</text:p>
          </table:table-cell>
          <table:table-cell office:value-type="string">
            <text:p>Abe, QB, QB, Ranger</text:p>
          </table:table-cell>
          <table:table-cell office:value-type="float" office:value="1346.32379198">
            <text:p>1346,32</text:p>
          </table:table-cell>
          <table:table-cell table:formula="oooc:=[.I19]/60" office:value-type="float" office:value="22.4387298663333">
            <text:p>22,44</text:p>
          </table:table-cell>
          <table:table-cell office:value-type="float" office:value="394.979607105">
            <text:p>394,98</text:p>
          </table:table-cell>
          <table:table-cell office:value-type="float" office:value="60">
            <text:p>60</text:p>
          </table:table-cell>
          <table:table-cell table:formula="oooc:=[.A19]*[.E19]" office:value-type="float" office:value="80">
            <text:p>80</text:p>
          </table:table-cell>
          <table:table-cell table:formula="oooc:=[.I19]/([.L19]/2)*40" office:value-type="float" office:value="1795.09838930667">
            <text:p>1795,1</text:p>
          </table:table-cell>
          <table:table-cell table:formula="oooc:=[.N19]/60" office:value-type="float" office:value="29.9183064884444">
            <text:p>29,92</text:p>
          </table:table-cell>
          <table:table-cell table:formula="oooc:=[.L19]*500" office:value-type="float" office:value="30000">
            <text:p>30000</text:p>
          </table:table-cell>
          <table:table-cell table:formula="oooc:=[.P19]/[.I19]" office:value-type="float" office:value="22.282901170364">
            <text:p>22,28</text:p>
          </table:table-cell>
          <table:table-cell table:formula="oooc:=[.M19]/[.A19]/[.J19]" office:value-type="float" office:value="0.22282901170364">
            <text:p>0,22</text:p>
          </table:table-cell>
          <table:table-cell table:formula="oooc:=[.L19]/[.J19]" office:value-type="float" office:value="2.67394814044368">
            <text:p>2,67</text:p>
          </table:table-cell>
          <table:table-cell/>
          <table:table-cell table:style-name="ce13"/>
          <table:table-cell table:style-name="ce20"/>
          <table:table-cell table:style-name="ce25" office:value-type="string">
            <text:p>Average - Time to finish 40 ex (in min)</text:p>
          </table:table-cell>
          <table:table-cell table:style-name="ce32"/>
          <table:table-cell table:style-name="DataPilot_20_Value" office:value-type="float" office:value="41.1229265157396">
            <text:p>41,12</text:p>
          </table:table-cell>
          <table:table-cell table:style-name="DataPilot_20_Value"/>
          <table:table-cell table:style-name="ce44" office:value-type="float" office:value="41.1229265157396">
            <text:p>41,1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A20]*16/([.B20]*[.C20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20]/2" office:value-type="float" office:value="34">
            <text:p>34</text:p>
          </table:table-cell>
          <table:table-cell office:value-type="string">
            <text:p>yes</text:p>
          </table:table-cell>
          <table:table-cell office:value-type="string">
            <text:p>Ranger</text:p>
          </table:table-cell>
          <table:table-cell office:value-type="float" office:value="8043.90599513">
            <text:p>8043,91</text:p>
          </table:table-cell>
          <table:table-cell table:formula="oooc:=[.I20]/60" office:value-type="float" office:value="134.065099918833">
            <text:p>134,07</text:p>
          </table:table-cell>
          <table:table-cell office:value-type="float" office:value="7171.05671716">
            <text:p>7171,06</text:p>
          </table:table-cell>
          <table:table-cell office:value-type="float" office:value="68">
            <text:p>68</text:p>
          </table:table-cell>
          <table:table-cell table:formula="oooc:=[.A20]*[.E20]" office:value-type="float" office:value="80">
            <text:p>80</text:p>
          </table:table-cell>
          <table:table-cell table:formula="oooc:=[.I20]/([.L20]/2)*40" office:value-type="float" office:value="9463.4188178">
            <text:p>9463,42</text:p>
          </table:table-cell>
          <table:table-cell table:formula="oooc:=[.N20]/60" office:value-type="float" office:value="157.723646963333">
            <text:p>157,72</text:p>
          </table:table-cell>
          <table:table-cell table:formula="oooc:=[.L20]*500" office:value-type="float" office:value="34000">
            <text:p>34000</text:p>
          </table:table-cell>
          <table:table-cell table:formula="oooc:=[.P20]/[.I20]" office:value-type="float" office:value="4.22680225509653">
            <text:p>4,23</text:p>
          </table:table-cell>
          <table:table-cell table:formula="oooc:=[.M20]/[.A20]/[.J20]" office:value-type="float" office:value="0.0372953140155576">
            <text:p>0,04</text:p>
          </table:table-cell>
          <table:table-cell table:formula="oooc:=[.L20]/[.J20]" office:value-type="float" office:value="0.507216270611584">
            <text:p>0,51</text:p>
          </table:table-cell>
          <table:table-cell/>
          <table:table-cell table:style-name="ce13"/>
          <table:table-cell table:style-name="ce20"/>
          <table:table-cell table:style-name="ce25" office:value-type="string">
            <text:p>Average - Number Exchanges/replica proc &amp; sec</text:p>
          </table:table-cell>
          <table:table-cell table:style-name="ce32"/>
          <table:table-cell table:style-name="DataPilot_20_Value" office:value-type="float" office:value="0.178492415401994">
            <text:p>0,18</text:p>
          </table:table-cell>
          <table:table-cell table:style-name="DataPilot_20_Value"/>
          <table:table-cell table:style-name="ce44" office:value-type="float" office:value="0.178492415401994">
            <text:p>0,1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ooc:=[.A21]*16/([.B21]*[.C21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21]/2" office:value-type="float" office:value="40">
            <text:p>40</text:p>
          </table:table-cell>
          <table:table-cell office:value-type="string">
            <text:p>yes</text:p>
          </table:table-cell>
          <table:table-cell office:value-type="string">
            <text:p>Abe, Ranger</text:p>
          </table:table-cell>
          <table:table-cell office:value-type="float" office:value="1721.59436703">
            <text:p>1721,59</text:p>
          </table:table-cell>
          <table:table-cell table:formula="oooc:=[.I21]/60" office:value-type="float" office:value="28.6932394505">
            <text:p>28,69</text:p>
          </table:table-cell>
          <table:table-cell office:value-type="float" office:value="522.389533997">
            <text:p>522,39</text:p>
          </table:table-cell>
          <table:table-cell office:value-type="float" office:value="80">
            <text:p>80</text:p>
          </table:table-cell>
          <table:table-cell table:formula="oooc:=[.A21]*[.E21]" office:value-type="float" office:value="80">
            <text:p>80</text:p>
          </table:table-cell>
          <table:table-cell table:formula="oooc:=[.I21]/([.L21]/2)*40" office:value-type="float" office:value="1721.59436703">
            <text:p>1721,59</text:p>
          </table:table-cell>
          <table:table-cell table:formula="oooc:=[.N21]/60" office:value-type="float" office:value="28.6932394505">
            <text:p>28,69</text:p>
          </table:table-cell>
          <table:table-cell table:formula="oooc:=[.L21]*500" office:value-type="float" office:value="40000">
            <text:p>40000</text:p>
          </table:table-cell>
          <table:table-cell table:formula="oooc:=[.P21]/[.I21]" office:value-type="float" office:value="23.2342767646282">
            <text:p>23,23</text:p>
          </table:table-cell>
          <table:table-cell table:formula="oooc:=[.M21]/[.A21]/[.J21]" office:value-type="float" office:value="0.174257075734712">
            <text:p>0,17</text:p>
          </table:table-cell>
          <table:table-cell table:formula="oooc:=[.L21]/[.J21]" office:value-type="float" office:value="2.78811321175539">
            <text:p>2,79</text:p>
          </table:table-cell>
          <table:table-cell/>
          <table:table-cell table:style-name="ce13"/>
          <table:table-cell table:style-name="ce21"/>
          <table:table-cell table:style-name="ce26" office:value-type="string">
            <text:p>Average - Number attempted Exchanges/Minute</text:p>
          </table:table-cell>
          <table:table-cell table:style-name="ce33"/>
          <table:table-cell table:style-name="ce38" office:value-type="float" office:value="2.22489842555991">
            <text:p>2,22</text:p>
          </table:table-cell>
          <table:table-cell table:style-name="ce38"/>
          <table:table-cell table:style-name="ce45" office:value-type="float" office:value="2.22489842555991">
            <text:p>2,2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ooc:=[.A22]*16/([.B22]*[.C22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22]/2" office:value-type="float" office:value="38">
            <text:p>38</text:p>
          </table:table-cell>
          <table:table-cell office:value-type="string">
            <text:p>yes</text:p>
          </table:table-cell>
          <table:table-cell office:value-type="string">
            <text:p>Abe, QB</text:p>
          </table:table-cell>
          <table:table-cell office:value-type="float" office:value="1718.1537571">
            <text:p>1718,15</text:p>
          </table:table-cell>
          <table:table-cell table:formula="oooc:=[.I22]/60" office:value-type="float" office:value="28.6358959516667">
            <text:p>28,64</text:p>
          </table:table-cell>
          <table:table-cell office:value-type="float" office:value="457.606817007">
            <text:p>457,61</text:p>
          </table:table-cell>
          <table:table-cell office:value-type="float" office:value="76">
            <text:p>76</text:p>
          </table:table-cell>
          <table:table-cell table:formula="oooc:=[.A22]*[.E22]" office:value-type="float" office:value="80">
            <text:p>80</text:p>
          </table:table-cell>
          <table:table-cell table:formula="oooc:=[.I22]/([.L22]/2)*40" office:value-type="float" office:value="1808.58290221053">
            <text:p>1808,58</text:p>
          </table:table-cell>
          <table:table-cell table:formula="oooc:=[.N22]/60" office:value-type="float" office:value="30.1430483701754">
            <text:p>30,14</text:p>
          </table:table-cell>
          <table:table-cell table:formula="oooc:=[.L22]*500" office:value-type="float" office:value="38000">
            <text:p>38000</text:p>
          </table:table-cell>
          <table:table-cell table:formula="oooc:=[.P22]/[.I22]" office:value-type="float" office:value="22.1167633239871">
            <text:p>22,12</text:p>
          </table:table-cell>
          <table:table-cell table:formula="oooc:=[.M22]/[.A22]/[.J22]" office:value-type="float" office:value="0.174606026242004">
            <text:p>0,17</text:p>
          </table:table-cell>
          <table:table-cell table:formula="oooc:=[.L22]/[.J22]" office:value-type="float" office:value="2.65401159887846">
            <text:p>2,65</text:p>
          </table:table-cell>
          <table:table-cell/>
          <table:table-cell table:style-name="ce13"/>
          <table:table-cell table:style-name="ce19" office:value-type="string">
            <text:p>QB, Abe</text:p>
          </table:table-cell>
          <table:table-cell table:style-name="ce24" office:value-type="string">
            <text:p>Average - Time in Min</text:p>
          </table:table-cell>
          <table:table-cell table:style-name="ce31"/>
          <table:table-cell table:style-name="ce37" office:value-type="float" office:value="25.8620384653333">
            <text:p>25,86</text:p>
          </table:table-cell>
          <table:table-cell table:style-name="ce37"/>
          <table:table-cell table:style-name="ce43" office:value-type="float" office:value="25.8620384653333">
            <text:p>25,8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[.A23]*16/([.B23]*[.C23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23]/2" office:value-type="float" office:value="40">
            <text:p>40</text:p>
          </table:table-cell>
          <table:table-cell office:value-type="string">
            <text:p>yes</text:p>
          </table:table-cell>
          <table:table-cell office:value-type="string">
            <text:p>Abe, QB, QB, Ranger</text:p>
          </table:table-cell>
          <table:table-cell office:value-type="float" office:value="1498.56939793">
            <text:p>1498,57</text:p>
          </table:table-cell>
          <table:table-cell table:formula="oooc:=[.I23]/60" office:value-type="float" office:value="24.9761566321667">
            <text:p>24,98</text:p>
          </table:table-cell>
          <table:table-cell office:value-type="float" office:value="403.24868989">
            <text:p>403,25</text:p>
          </table:table-cell>
          <table:table-cell office:value-type="float" office:value="80">
            <text:p>80</text:p>
          </table:table-cell>
          <table:table-cell table:formula="oooc:=[.A23]*[.E23]" office:value-type="float" office:value="80">
            <text:p>80</text:p>
          </table:table-cell>
          <table:table-cell table:formula="oooc:=[.I23]/([.L23]/2)*40" office:value-type="float" office:value="1498.56939793">
            <text:p>1498,57</text:p>
          </table:table-cell>
          <table:table-cell table:formula="oooc:=[.N23]/60" office:value-type="float" office:value="24.9761566321667">
            <text:p>24,98</text:p>
          </table:table-cell>
          <table:table-cell table:formula="oooc:=[.L23]*500" office:value-type="float" office:value="40000">
            <text:p>40000</text:p>
          </table:table-cell>
          <table:table-cell table:formula="oooc:=[.P23]/[.I23]" office:value-type="float" office:value="26.6921238717758">
            <text:p>26,69</text:p>
          </table:table-cell>
          <table:table-cell table:formula="oooc:=[.M23]/[.A23]/[.J23]" office:value-type="float" office:value="0.200190929038318">
            <text:p>0,2</text:p>
          </table:table-cell>
          <table:table-cell table:formula="oooc:=[.L23]/[.J23]" office:value-type="float" office:value="3.20305486461309">
            <text:p>3,2</text:p>
          </table:table-cell>
          <table:table-cell/>
          <table:table-cell table:style-name="ce13"/>
          <table:table-cell table:style-name="ce20"/>
          <table:table-cell table:style-name="ce25" office:value-type="string">
            <text:p>Average - Time to finish 40 ex (in min)</text:p>
          </table:table-cell>
          <table:table-cell table:style-name="ce32"/>
          <table:table-cell table:style-name="DataPilot_20_Value" office:value-type="float" office:value="25.8620384653333">
            <text:p>25,86</text:p>
          </table:table-cell>
          <table:table-cell table:style-name="DataPilot_20_Value"/>
          <table:table-cell table:style-name="ce44" office:value-type="float" office:value="25.8620384653333">
            <text:p>25,8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A24]*16/([.B24]*[.C24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24]/2" office:value-type="float" office:value="28">
            <text:p>28</text:p>
          </table:table-cell>
          <table:table-cell office:value-type="string">
            <text:p>yes</text:p>
          </table:table-cell>
          <table:table-cell office:value-type="string">
            <text:p>Ranger</text:p>
          </table:table-cell>
          <table:table-cell office:value-type="float" office:value="1267.90534091">
            <text:p>1267,91</text:p>
          </table:table-cell>
          <table:table-cell table:formula="oooc:=[.I24]/60" office:value-type="float" office:value="21.1317556818333">
            <text:p>21,13</text:p>
          </table:table-cell>
          <table:table-cell office:value-type="float" office:value="464.761828899">
            <text:p>464,76</text:p>
          </table:table-cell>
          <table:table-cell office:value-type="float" office:value="56">
            <text:p>56</text:p>
          </table:table-cell>
          <table:table-cell table:formula="oooc:=[.A24]*[.E24]" office:value-type="float" office:value="80">
            <text:p>80</text:p>
          </table:table-cell>
          <table:table-cell table:formula="oooc:=[.I24]/([.L24]/2)*40" office:value-type="float" office:value="1811.29334415714">
            <text:p>1811,29</text:p>
          </table:table-cell>
          <table:table-cell table:formula="oooc:=[.N24]/60" office:value-type="float" office:value="30.188222402619">
            <text:p>30,19</text:p>
          </table:table-cell>
          <table:table-cell table:formula="oooc:=[.L24]*500" office:value-type="float" office:value="28000">
            <text:p>28000</text:p>
          </table:table-cell>
          <table:table-cell table:formula="oooc:=[.P24]/[.I24]" office:value-type="float" office:value="22.0836675235581">
            <text:p>22,08</text:p>
          </table:table-cell>
          <table:table-cell table:formula="oooc:=[.M24]/[.A24]/[.J24]" office:value-type="float" office:value="0.236610723466694">
            <text:p>0,24</text:p>
          </table:table-cell>
          <table:table-cell table:formula="oooc:=[.L24]/[.J24]" office:value-type="float" office:value="2.65004010282697">
            <text:p>2,65</text:p>
          </table:table-cell>
          <table:table-cell/>
          <table:table-cell table:style-name="ce13"/>
          <table:table-cell table:style-name="ce20"/>
          <table:table-cell table:style-name="ce25" office:value-type="string">
            <text:p>Average - Number Exchanges/replica proc &amp; sec</text:p>
          </table:table-cell>
          <table:table-cell table:style-name="ce32"/>
          <table:table-cell table:style-name="DataPilot_20_Value" office:value-type="float" office:value="0.193333561339421">
            <text:p>0,19</text:p>
          </table:table-cell>
          <table:table-cell table:style-name="DataPilot_20_Value"/>
          <table:table-cell table:style-name="ce44" office:value-type="float" office:value="0.193333561339421">
            <text:p>0,1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ooc:=[.A25]*16/([.B25]*[.C25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25]/2" office:value-type="float" office:value="28">
            <text:p>28</text:p>
          </table:table-cell>
          <table:table-cell office:value-type="string">
            <text:p>yes</text:p>
          </table:table-cell>
          <table:table-cell office:value-type="string">
            <text:p>Abe, Ranger</text:p>
          </table:table-cell>
          <table:table-cell office:value-type="float" office:value="1610.87297487">
            <text:p>1610,87</text:p>
          </table:table-cell>
          <table:table-cell table:formula="oooc:=[.I25]/60" office:value-type="float" office:value="26.8478829145">
            <text:p>26,85</text:p>
          </table:table-cell>
          <table:table-cell office:value-type="float" office:value="505.343755007">
            <text:p>505,34</text:p>
          </table:table-cell>
          <table:table-cell office:value-type="float" office:value="56">
            <text:p>56</text:p>
          </table:table-cell>
          <table:table-cell table:formula="oooc:=[.A25]*[.E25]" office:value-type="float" office:value="80">
            <text:p>80</text:p>
          </table:table-cell>
          <table:table-cell table:formula="oooc:=[.I25]/([.L25]/2)*40" office:value-type="float" office:value="2301.24710695714">
            <text:p>2301,25</text:p>
          </table:table-cell>
          <table:table-cell table:formula="oooc:=[.N25]/60" office:value-type="float" office:value="38.3541184492857">
            <text:p>38,35</text:p>
          </table:table-cell>
          <table:table-cell table:formula="oooc:=[.L25]*500" office:value-type="float" office:value="28000">
            <text:p>28000</text:p>
          </table:table-cell>
          <table:table-cell table:formula="oooc:=[.P25]/[.I25]" office:value-type="float" office:value="17.3818795378696">
            <text:p>17,38</text:p>
          </table:table-cell>
          <table:table-cell table:formula="oooc:=[.M25]/[.A25]/[.J25]" office:value-type="float" office:value="0.186234423620032">
            <text:p>0,19</text:p>
          </table:table-cell>
          <table:table-cell table:formula="oooc:=[.L25]/[.J25]" office:value-type="float" office:value="2.08582554454435">
            <text:p>2,09</text:p>
          </table:table-cell>
          <table:table-cell/>
          <table:table-cell table:style-name="ce13"/>
          <table:table-cell table:style-name="ce21"/>
          <table:table-cell table:style-name="ce26" office:value-type="string">
            <text:p>Average - Number attempted Exchanges/Minute</text:p>
          </table:table-cell>
          <table:table-cell table:style-name="ce33"/>
          <table:table-cell table:style-name="ce38" office:value-type="float" office:value="3.09333698143074">
            <text:p>3,09</text:p>
          </table:table-cell>
          <table:table-cell table:style-name="ce38"/>
          <table:table-cell table:style-name="ce45" office:value-type="float" office:value="3.09333698143074">
            <text:p>3,0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ooc:=[.A26]*16/([.B26]*[.C26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26]/2" office:value-type="float" office:value="40">
            <text:p>40</text:p>
          </table:table-cell>
          <table:table-cell office:value-type="string">
            <text:p>yes</text:p>
          </table:table-cell>
          <table:table-cell office:value-type="string">
            <text:p>Abe, QB</text:p>
          </table:table-cell>
          <table:table-cell office:value-type="float" office:value="1588.16810608">
            <text:p>1588,17</text:p>
          </table:table-cell>
          <table:table-cell table:formula="oooc:=[.I26]/60" office:value-type="float" office:value="26.4694684346667">
            <text:p>26,47</text:p>
          </table:table-cell>
          <table:table-cell office:value-type="float" office:value="465.50109601">
            <text:p>465,5</text:p>
          </table:table-cell>
          <table:table-cell office:value-type="float" office:value="80">
            <text:p>80</text:p>
          </table:table-cell>
          <table:table-cell table:formula="oooc:=[.A26]*[.E26]" office:value-type="float" office:value="80">
            <text:p>80</text:p>
          </table:table-cell>
          <table:table-cell table:formula="oooc:=[.I26]/([.L26]/2)*40" office:value-type="float" office:value="1588.16810608">
            <text:p>1588,17</text:p>
          </table:table-cell>
          <table:table-cell table:formula="oooc:=[.N26]/60" office:value-type="float" office:value="26.4694684346667">
            <text:p>26,47</text:p>
          </table:table-cell>
          <table:table-cell table:formula="oooc:=[.L26]*500" office:value-type="float" office:value="40000">
            <text:p>40000</text:p>
          </table:table-cell>
          <table:table-cell table:formula="oooc:=[.P26]/[.I26]" office:value-type="float" office:value="25.186250653736">
            <text:p>25,19</text:p>
          </table:table-cell>
          <table:table-cell table:formula="oooc:=[.M26]/[.A26]/[.J26]" office:value-type="float" office:value="0.18889687990302">
            <text:p>0,19</text:p>
          </table:table-cell>
          <table:table-cell table:formula="oooc:=[.L26]/[.J26]" office:value-type="float" office:value="3.02235007844832">
            <text:p>3,02</text:p>
          </table:table-cell>
          <table:table-cell/>
          <table:table-cell table:style-name="ce13"/>
          <table:table-cell table:style-name="ce19" office:value-type="string">
            <text:p>Ranger</text:p>
          </table:table-cell>
          <table:table-cell table:style-name="ce24" office:value-type="string">
            <text:p>Average - Time in Min</text:p>
          </table:table-cell>
          <table:table-cell table:style-name="ce31" office:value-type="float" office:value="35.0319932169259">
            <text:p>35,03</text:p>
          </table:table-cell>
          <table:table-cell table:style-name="ce37" table:number-columns-repeated="2"/>
          <table:table-cell table:style-name="ce43" office:value-type="float" office:value="35.0319932169259">
            <text:p>35,0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[.A27]*16/([.B27]*[.C27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27]/2" office:value-type="float" office:value="32">
            <text:p>32</text:p>
          </table:table-cell>
          <table:table-cell office:value-type="string">
            <text:p>yes</text:p>
          </table:table-cell>
          <table:table-cell office:value-type="string">
            <text:p>Abe, QB, QB, Ranger</text:p>
          </table:table-cell>
          <table:table-cell office:value-type="float" office:value="1344.15494299">
            <text:p>1344,15</text:p>
          </table:table-cell>
          <table:table-cell table:formula="oooc:=[.I27]/60" office:value-type="float" office:value="22.4025823831667">
            <text:p>22,4</text:p>
          </table:table-cell>
          <table:table-cell office:value-type="float" office:value="398.70983696">
            <text:p>398,71</text:p>
          </table:table-cell>
          <table:table-cell office:value-type="float" office:value="64">
            <text:p>64</text:p>
          </table:table-cell>
          <table:table-cell table:formula="oooc:=[.A27]*[.E27]" office:value-type="float" office:value="80">
            <text:p>80</text:p>
          </table:table-cell>
          <table:table-cell table:formula="oooc:=[.I27]/([.L27]/2)*40" office:value-type="float" office:value="1680.1936787375">
            <text:p>1680,19</text:p>
          </table:table-cell>
          <table:table-cell table:formula="oooc:=[.N27]/60" office:value-type="float" office:value="28.0032279789583">
            <text:p>28</text:p>
          </table:table-cell>
          <table:table-cell table:formula="oooc:=[.L27]*500" office:value-type="float" office:value="32000">
            <text:p>32000</text:p>
          </table:table-cell>
          <table:table-cell table:formula="oooc:=[.P27]/[.I27]" office:value-type="float" office:value="23.8067792458641">
            <text:p>23,81</text:p>
          </table:table-cell>
          <table:table-cell table:formula="oooc:=[.M27]/[.A27]/[.J27]" office:value-type="float" office:value="0.223188555429976">
            <text:p>0,22</text:p>
          </table:table-cell>
          <table:table-cell table:formula="oooc:=[.L27]/[.J27]" office:value-type="float" office:value="2.85681350950369">
            <text:p>2,86</text:p>
          </table:table-cell>
          <table:table-cell/>
          <table:table-cell table:style-name="ce13"/>
          <table:table-cell table:style-name="ce20"/>
          <table:table-cell table:style-name="ce25" office:value-type="string">
            <text:p>Average - Time to finish 40 ex (in min)</text:p>
          </table:table-cell>
          <table:table-cell table:style-name="ce32" office:value-type="float" office:value="54.4602069239662">
            <text:p>54,46</text:p>
          </table:table-cell>
          <table:table-cell table:style-name="DataPilot_20_Value" table:number-columns-repeated="2"/>
          <table:table-cell table:style-name="ce44" office:value-type="float" office:value="54.4602069239662">
            <text:p>54,4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A28]*16/([.B28]*[.C28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28]/2" office:value-type="float" office:value="16">
            <text:p>16</text:p>
          </table:table-cell>
          <table:table-cell office:value-type="string">
            <text:p>yes</text:p>
          </table:table-cell>
          <table:table-cell office:value-type="string">
            <text:p>Ranger</text:p>
          </table:table-cell>
          <table:table-cell office:value-type="float" office:value="1237.81369114">
            <text:p>1237,81</text:p>
          </table:table-cell>
          <table:table-cell table:formula="oooc:=[.I28]/60" office:value-type="float" office:value="20.6302281856667">
            <text:p>20,63</text:p>
          </table:table-cell>
          <table:table-cell office:value-type="float" office:value="618.170675039">
            <text:p>618,17</text:p>
          </table:table-cell>
          <table:table-cell office:value-type="float" office:value="32">
            <text:p>32</text:p>
          </table:table-cell>
          <table:table-cell table:formula="oooc:=[.A28]*[.E28]" office:value-type="float" office:value="80">
            <text:p>80</text:p>
          </table:table-cell>
          <table:table-cell table:formula="oooc:=[.I28]/([.L28]/2)*40" office:value-type="float" office:value="3094.53422785">
            <text:p>3094,53</text:p>
          </table:table-cell>
          <table:table-cell table:formula="oooc:=[.N28]/60" office:value-type="float" office:value="51.5755704641667">
            <text:p>51,58</text:p>
          </table:table-cell>
          <table:table-cell table:formula="oooc:=[.L28]*500" office:value-type="float" office:value="16000">
            <text:p>16000</text:p>
          </table:table-cell>
          <table:table-cell table:formula="oooc:=[.P28]/[.I28]" office:value-type="float" office:value="12.9260163419782">
            <text:p>12,93</text:p>
          </table:table-cell>
          <table:table-cell table:formula="oooc:=[.M28]/[.A28]/[.J28]" office:value-type="float" office:value="0.242362806412091">
            <text:p>0,24</text:p>
          </table:table-cell>
          <table:table-cell table:formula="oooc:=[.L28]/[.J28]" office:value-type="float" office:value="1.55112196103738">
            <text:p>1,55</text:p>
          </table:table-cell>
          <table:table-cell/>
          <table:table-cell table:style-name="ce13"/>
          <table:table-cell table:style-name="ce20"/>
          <table:table-cell table:style-name="ce25" office:value-type="string">
            <text:p>Average - Number Exchanges/replica proc &amp; sec</text:p>
          </table:table-cell>
          <table:table-cell table:style-name="ce32" office:value-type="float" office:value="0.2031007280975">
            <text:p>0,2</text:p>
          </table:table-cell>
          <table:table-cell table:style-name="DataPilot_20_Value" table:number-columns-repeated="2"/>
          <table:table-cell table:style-name="ce44" office:value-type="float" office:value="0.2031007280975">
            <text:p>0,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ooc:=[.A29]*16/([.B29]*[.C29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29]/2" office:value-type="float" office:value="36">
            <text:p>36</text:p>
          </table:table-cell>
          <table:table-cell office:value-type="string">
            <text:p>yes</text:p>
          </table:table-cell>
          <table:table-cell office:value-type="string">
            <text:p>Abe, Ranger</text:p>
          </table:table-cell>
          <table:table-cell office:value-type="float" office:value="1619.9538641">
            <text:p>1619,95</text:p>
          </table:table-cell>
          <table:table-cell table:formula="oooc:=[.I29]/60" office:value-type="float" office:value="26.9992310683333">
            <text:p>27</text:p>
          </table:table-cell>
          <table:table-cell office:value-type="float" office:value="510.15081596">
            <text:p>510,15</text:p>
          </table:table-cell>
          <table:table-cell office:value-type="float" office:value="72">
            <text:p>72</text:p>
          </table:table-cell>
          <table:table-cell table:formula="oooc:=[.A29]*[.E29]" office:value-type="float" office:value="80">
            <text:p>80</text:p>
          </table:table-cell>
          <table:table-cell table:formula="oooc:=[.I29]/([.L29]/2)*40" office:value-type="float" office:value="1799.94873788889">
            <text:p>1799,95</text:p>
          </table:table-cell>
          <table:table-cell table:formula="oooc:=[.N29]/60" office:value-type="float" office:value="29.9991456314815">
            <text:p>30</text:p>
          </table:table-cell>
          <table:table-cell table:formula="oooc:=[.L29]*500" office:value-type="float" office:value="36000">
            <text:p>36000</text:p>
          </table:table-cell>
          <table:table-cell table:formula="oooc:=[.P29]/[.I29]" office:value-type="float" office:value="22.2228551058154">
            <text:p>22,22</text:p>
          </table:table-cell>
          <table:table-cell table:formula="oooc:=[.M29]/[.A29]/[.J29]" office:value-type="float" office:value="0.185190459215128">
            <text:p>0,19</text:p>
          </table:table-cell>
          <table:table-cell table:formula="oooc:=[.L29]/[.J29]" office:value-type="float" office:value="2.66674261269784">
            <text:p>2,67</text:p>
          </table:table-cell>
          <table:table-cell/>
          <table:table-cell table:style-name="ce14"/>
          <table:table-cell table:style-name="ce21"/>
          <table:table-cell table:style-name="ce26" office:value-type="string">
            <text:p>Average - Number attempted Exchanges/Minute</text:p>
          </table:table-cell>
          <table:table-cell table:style-name="ce33" office:value-type="float" office:value="2.1024160892293">
            <text:p>2,1</text:p>
          </table:table-cell>
          <table:table-cell table:style-name="ce38" table:number-columns-repeated="2"/>
          <table:table-cell table:style-name="ce45" office:value-type="float" office:value="2.1024160892293">
            <text:p>2,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ooc:=[.A30]*16/([.B30]*[.C30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30]/2" office:value-type="float" office:value="24">
            <text:p>24</text:p>
          </table:table-cell>
          <table:table-cell office:value-type="string">
            <text:p>yes</text:p>
          </table:table-cell>
          <table:table-cell office:value-type="string">
            <text:p>Abe, QB</text:p>
          </table:table-cell>
          <table:table-cell office:value-type="float" office:value="1174.90454316">
            <text:p>1174,9</text:p>
          </table:table-cell>
          <table:table-cell table:formula="oooc:=[.I30]/60" office:value-type="float" office:value="19.581742386">
            <text:p>19,58</text:p>
          </table:table-cell>
          <table:table-cell office:value-type="float" office:value="461.916833162">
            <text:p>461,92</text:p>
          </table:table-cell>
          <table:table-cell office:value-type="float" office:value="48">
            <text:p>48</text:p>
          </table:table-cell>
          <table:table-cell table:formula="oooc:=[.A30]*[.E30]" office:value-type="float" office:value="80">
            <text:p>80</text:p>
          </table:table-cell>
          <table:table-cell table:formula="oooc:=[.I30]/([.L30]/2)*40" office:value-type="float" office:value="1958.1742386">
            <text:p>1958,17</text:p>
          </table:table-cell>
          <table:table-cell table:formula="oooc:=[.N30]/60" office:value-type="float" office:value="32.63623731">
            <text:p>32,64</text:p>
          </table:table-cell>
          <table:table-cell table:formula="oooc:=[.L30]*500" office:value-type="float" office:value="24000">
            <text:p>24000</text:p>
          </table:table-cell>
          <table:table-cell table:formula="oooc:=[.P30]/[.I30]" office:value-type="float" office:value="20.4271914171428">
            <text:p>20,43</text:p>
          </table:table-cell>
          <table:table-cell table:formula="oooc:=[.M30]/[.A30]/[.J30]" office:value-type="float" office:value="0.255339892714285">
            <text:p>0,26</text:p>
          </table:table-cell>
          <table:table-cell table:formula="oooc:=[.L30]/[.J30]" office:value-type="float" office:value="2.45126297005713">
            <text:p>2,45</text:p>
          </table:table-cell>
          <table:table-cell/>
          <table:table-cell table:style-name="ce15" office:value-type="string">
            <text:p>Total Average - Time in Min</text:p>
          </table:table-cell>
          <table:table-cell table:style-name="ce22"/>
          <table:table-cell table:style-name="ce27"/>
          <table:table-cell table:style-name="ce34" office:value-type="float" office:value="43.771932440803">
            <text:p>43,77</text:p>
          </table:table-cell>
          <table:table-cell table:style-name="ce39" office:value-type="float" office:value="29.2135334038833">
            <text:p>29,21</text:p>
          </table:table-cell>
          <table:table-cell table:style-name="ce39" office:value-type="float" office:value="21.7219458103212">
            <text:p>21,72</text:p>
          </table:table-cell>
          <table:table-cell table:style-name="ce46" office:value-type="float" office:value="31.0643649723817">
            <text:p>31,0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[.A31]*16/([.B31]*[.C31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31]/2" office:value-type="float" office:value="34">
            <text:p>34</text:p>
          </table:table-cell>
          <table:table-cell office:value-type="string">
            <text:p>yes</text:p>
          </table:table-cell>
          <table:table-cell office:value-type="string">
            <text:p>Abe, QB, QB, Ranger</text:p>
          </table:table-cell>
          <table:table-cell office:value-type="float" office:value="1426.61085486">
            <text:p>1426,61</text:p>
          </table:table-cell>
          <table:table-cell table:formula="oooc:=[.I31]/60" office:value-type="float" office:value="23.776847581">
            <text:p>23,78</text:p>
          </table:table-cell>
          <table:table-cell office:value-type="float" office:value="427.429446936">
            <text:p>427,43</text:p>
          </table:table-cell>
          <table:table-cell office:value-type="float" office:value="68">
            <text:p>68</text:p>
          </table:table-cell>
          <table:table-cell table:formula="oooc:=[.A31]*[.E31]" office:value-type="float" office:value="80">
            <text:p>80</text:p>
          </table:table-cell>
          <table:table-cell table:formula="oooc:=[.I31]/([.L31]/2)*40" office:value-type="float" office:value="1678.3657116">
            <text:p>1678,37</text:p>
          </table:table-cell>
          <table:table-cell table:formula="oooc:=[.N31]/60" office:value-type="float" office:value="27.97276186">
            <text:p>27,97</text:p>
          </table:table-cell>
          <table:table-cell table:formula="oooc:=[.L31]*500" office:value-type="float" office:value="34000">
            <text:p>34000</text:p>
          </table:table-cell>
          <table:table-cell table:formula="oooc:=[.P31]/[.I31]" office:value-type="float" office:value="23.8327080466078">
            <text:p>23,83</text:p>
          </table:table-cell>
          <table:table-cell table:formula="oooc:=[.M31]/[.A31]/[.J31]" office:value-type="float" office:value="0.210288600411246">
            <text:p>0,21</text:p>
          </table:table-cell>
          <table:table-cell table:formula="oooc:=[.L31]/[.J31]" office:value-type="float" office:value="2.85992496559294">
            <text:p>2,86</text:p>
          </table:table-cell>
          <table:table-cell/>
          <table:table-cell table:style-name="ce15" office:value-type="string">
            <text:p>Total Average - Time to finish 40 ex (in min)</text:p>
          </table:table-cell>
          <table:table-cell table:style-name="ce22"/>
          <table:table-cell table:style-name="ce27"/>
          <table:table-cell table:style-name="ce34" office:value-type="float" office:value="63.5688465986222">
            <text:p>63,57</text:p>
          </table:table-cell>
          <table:table-cell table:style-name="ce39" office:value-type="float" office:value="54.284791433738">
            <text:p>54,28</text:p>
          </table:table-cell>
          <table:table-cell table:style-name="ce39" office:value-type="float" office:value="35.1882650393627">
            <text:p>35,19</text:p>
          </table:table-cell>
          <table:table-cell table:style-name="ce46" office:value-type="float" office:value="51.7148584926808">
            <text:p>51,7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A32]*16/([.B32]*[.C32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32]/2" office:value-type="float" office:value="30">
            <text:p>30</text:p>
          </table:table-cell>
          <table:table-cell office:value-type="string">
            <text:p>yes</text:p>
          </table:table-cell>
          <table:table-cell office:value-type="string">
            <text:p>Ranger</text:p>
          </table:table-cell>
          <table:table-cell office:value-type="float" office:value="1522.05197096">
            <text:p>1522,05</text:p>
          </table:table-cell>
          <table:table-cell table:formula="oooc:=[.I32]/60" office:value-type="float" office:value="25.3675328493333">
            <text:p>25,37</text:p>
          </table:table-cell>
          <table:table-cell office:value-type="float" office:value="697.255893946">
            <text:p>697,26</text:p>
          </table:table-cell>
          <table:table-cell office:value-type="float" office:value="60">
            <text:p>60</text:p>
          </table:table-cell>
          <table:table-cell table:formula="oooc:=[.A32]*[.E32]" office:value-type="float" office:value="80">
            <text:p>80</text:p>
          </table:table-cell>
          <table:table-cell table:formula="oooc:=[.I32]/([.L32]/2)*40" office:value-type="float" office:value="2029.40262794667">
            <text:p>2029,4</text:p>
          </table:table-cell>
          <table:table-cell table:formula="oooc:=[.N32]/60" office:value-type="float" office:value="33.8233771324444">
            <text:p>33,82</text:p>
          </table:table-cell>
          <table:table-cell table:formula="oooc:=[.L32]*500" office:value-type="float" office:value="30000">
            <text:p>30000</text:p>
          </table:table-cell>
          <table:table-cell table:formula="oooc:=[.P32]/[.I32]" office:value-type="float" office:value="19.7102336663827">
            <text:p>19,71</text:p>
          </table:table-cell>
          <table:table-cell table:formula="oooc:=[.M32]/[.A32]/[.J32]" office:value-type="float" office:value="0.197102336663827">
            <text:p>0,2</text:p>
          </table:table-cell>
          <table:table-cell table:formula="oooc:=[.L32]/[.J32]" office:value-type="float" office:value="2.36522803996593">
            <text:p>2,37</text:p>
          </table:table-cell>
          <table:table-cell/>
          <table:table-cell table:style-name="ce15" office:value-type="string">
            <text:p>Total Average - Number Exchanges/replica proc &amp; sec</text:p>
          </table:table-cell>
          <table:table-cell table:style-name="ce22"/>
          <table:table-cell table:style-name="ce27"/>
          <table:table-cell table:style-name="ce34" office:value-type="float" office:value="0.18597893053573">
            <text:p>0,19</text:p>
          </table:table-cell>
          <table:table-cell table:style-name="ce39" office:value-type="float" office:value="0.184765580226996">
            <text:p>0,18</text:p>
          </table:table-cell>
          <table:table-cell table:style-name="ce39" office:value-type="float" office:value="0.235967472825727">
            <text:p>0,24</text:p>
          </table:table-cell>
          <table:table-cell table:style-name="ce46" office:value-type="float" office:value="0.198493381940856">
            <text:p>0,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ooc:=[.A33]*16/([.B33]*[.C33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33]/2" office:value-type="float" office:value="40">
            <text:p>40</text:p>
          </table:table-cell>
          <table:table-cell office:value-type="string">
            <text:p>yes</text:p>
          </table:table-cell>
          <table:table-cell office:value-type="string">
            <text:p>Abe, Ranger</text:p>
          </table:table-cell>
          <table:table-cell office:value-type="float" office:value="1909.18547297">
            <text:p>1909,19</text:p>
          </table:table-cell>
          <table:table-cell table:formula="oooc:=[.I33]/60" office:value-type="float" office:value="31.8197578828333">
            <text:p>31,82</text:p>
          </table:table-cell>
          <table:table-cell office:value-type="float" office:value="733.454048157">
            <text:p>733,45</text:p>
          </table:table-cell>
          <table:table-cell office:value-type="float" office:value="80">
            <text:p>80</text:p>
          </table:table-cell>
          <table:table-cell table:formula="oooc:=[.A33]*[.E33]" office:value-type="float" office:value="80">
            <text:p>80</text:p>
          </table:table-cell>
          <table:table-cell table:formula="oooc:=[.I33]/([.L33]/2)*40" office:value-type="float" office:value="1909.18547297">
            <text:p>1909,19</text:p>
          </table:table-cell>
          <table:table-cell table:formula="oooc:=[.N33]/60" office:value-type="float" office:value="31.8197578828333">
            <text:p>31,82</text:p>
          </table:table-cell>
          <table:table-cell table:formula="oooc:=[.L33]*500" office:value-type="float" office:value="40000">
            <text:p>40000</text:p>
          </table:table-cell>
          <table:table-cell table:formula="oooc:=[.P33]/[.I33]" office:value-type="float" office:value="20.9513431598526">
            <text:p>20,95</text:p>
          </table:table-cell>
          <table:table-cell table:formula="oooc:=[.M33]/[.A33]/[.J33]" office:value-type="float" office:value="0.157135073698895">
            <text:p>0,16</text:p>
          </table:table-cell>
          <table:table-cell table:formula="oooc:=[.L33]/[.J33]" office:value-type="float" office:value="2.51416117918231">
            <text:p>2,51</text:p>
          </table:table-cell>
          <table:table-cell/>
          <table:table-cell table:style-name="ce16" office:value-type="string">
            <text:p>Total Average - Number attempted Exchanges/Minute</text:p>
          </table:table-cell>
          <table:table-cell table:style-name="ce23"/>
          <table:table-cell table:style-name="ce28"/>
          <table:table-cell table:style-name="ce35" office:value-type="float" office:value="1.89957706729474">
            <text:p>1,9</text:p>
          </table:table-cell>
          <table:table-cell table:style-name="ce40" office:value-type="float" office:value="2.16544850049134">
            <text:p>2,17</text:p>
          </table:table-cell>
          <table:table-cell table:style-name="ce40" office:value-type="float" office:value="2.53407365284929">
            <text:p>2,53</text:p>
          </table:table-cell>
          <table:table-cell table:style-name="ce47" office:value-type="float" office:value="2.19236018884313">
            <text:p>2,1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ooc:=[.A34]*16/([.B34]*[.C34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34]/2" office:value-type="float" office:value="40">
            <text:p>40</text:p>
          </table:table-cell>
          <table:table-cell office:value-type="string">
            <text:p>yes</text:p>
          </table:table-cell>
          <table:table-cell office:value-type="string">
            <text:p>Abe, QB</text:p>
          </table:table-cell>
          <table:table-cell office:value-type="float" office:value="1527.6217649">
            <text:p>1527,62</text:p>
          </table:table-cell>
          <table:table-cell table:formula="oooc:=[.I34]/60" office:value-type="float" office:value="25.4603627483333">
            <text:p>25,46</text:p>
          </table:table-cell>
          <table:table-cell office:value-type="float" office:value="450.328103065">
            <text:p>450,33</text:p>
          </table:table-cell>
          <table:table-cell office:value-type="float" office:value="80">
            <text:p>80</text:p>
          </table:table-cell>
          <table:table-cell table:formula="oooc:=[.A34]*[.E34]" office:value-type="float" office:value="80">
            <text:p>80</text:p>
          </table:table-cell>
          <table:table-cell table:formula="oooc:=[.I34]/([.L34]/2)*40" office:value-type="float" office:value="1527.6217649">
            <text:p>1527,62</text:p>
          </table:table-cell>
          <table:table-cell table:formula="oooc:=[.N34]/60" office:value-type="float" office:value="25.4603627483333">
            <text:p>25,46</text:p>
          </table:table-cell>
          <table:table-cell table:formula="oooc:=[.L34]*500" office:value-type="float" office:value="40000">
            <text:p>40000</text:p>
          </table:table-cell>
          <table:table-cell table:formula="oooc:=[.P34]/[.I34]" office:value-type="float" office:value="26.1844920772116">
            <text:p>26,18</text:p>
          </table:table-cell>
          <table:table-cell table:formula="oooc:=[.M34]/[.A34]/[.J34]" office:value-type="float" office:value="0.196383690579087">
            <text:p>0,2</text:p>
          </table:table-cell>
          <table:table-cell table:formula="oooc:=[.L34]/[.J34]" office:value-type="float" office:value="3.14213904926539">
            <text:p>3,14</text:p>
          </table:table-cell>
          <table:table-cell table:number-columns-repeated="8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[.A35]*16/([.B35]*[.C35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35]/2" office:value-type="float" office:value="26">
            <text:p>26</text:p>
          </table:table-cell>
          <table:table-cell office:value-type="string">
            <text:p>yes</text:p>
          </table:table-cell>
          <table:table-cell office:value-type="string">
            <text:p>Abe, QB, QB, Ranger</text:p>
          </table:table-cell>
          <table:table-cell office:value-type="float" office:value="1105.94841218">
            <text:p>1105,95</text:p>
          </table:table-cell>
          <table:table-cell table:formula="oooc:=[.I35]/60" office:value-type="float" office:value="18.4324735363333">
            <text:p>18,43</text:p>
          </table:table-cell>
          <table:table-cell office:value-type="float" office:value="398.714075089">
            <text:p>398,71</text:p>
          </table:table-cell>
          <table:table-cell office:value-type="float" office:value="52">
            <text:p>52</text:p>
          </table:table-cell>
          <table:table-cell table:formula="oooc:=[.A35]*[.E35]" office:value-type="float" office:value="80">
            <text:p>80</text:p>
          </table:table-cell>
          <table:table-cell table:formula="oooc:=[.I35]/([.L35]/2)*40" office:value-type="float" office:value="1701.45909566154">
            <text:p>1701,46</text:p>
          </table:table-cell>
          <table:table-cell table:formula="oooc:=[.N35]/60" office:value-type="float" office:value="28.357651594359">
            <text:p>28,36</text:p>
          </table:table-cell>
          <table:table-cell table:formula="oooc:=[.L35]*500" office:value-type="float" office:value="26000">
            <text:p>26000</text:p>
          </table:table-cell>
          <table:table-cell table:formula="oooc:=[.P35]/[.I35]" office:value-type="float" office:value="23.5092339874605">
            <text:p>23,51</text:p>
          </table:table-cell>
          <table:table-cell table:formula="oooc:=[.M35]/[.A35]/[.J35]" office:value-type="float" office:value="0.271260392163005">
            <text:p>0,27</text:p>
          </table:table-cell>
          <table:table-cell table:formula="oooc:=[.L35]/[.J35]" office:value-type="float" office:value="2.82110807849526">
            <text:p>2,82</text:p>
          </table:table-cell>
          <table:table-cell table:number-columns-repeated="8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A36]*16/([.B36]*[.C36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36]/2" office:value-type="float" office:value="10">
            <text:p>10</text:p>
          </table:table-cell>
          <table:table-cell office:value-type="string">
            <text:p>yes</text:p>
          </table:table-cell>
          <table:table-cell office:value-type="string">
            <text:p>Ranger</text:p>
          </table:table-cell>
          <table:table-cell office:value-type="float" office:value="1323.29824519">
            <text:p>1323,3</text:p>
          </table:table-cell>
          <table:table-cell table:formula="oooc:=[.I36]/60" office:value-type="float" office:value="22.0549707531667">
            <text:p>22,05</text:p>
          </table:table-cell>
          <table:table-cell office:value-type="float" office:value="703.937190056">
            <text:p>703,94</text:p>
          </table:table-cell>
          <table:table-cell office:value-type="float" office:value="20">
            <text:p>20</text:p>
          </table:table-cell>
          <table:table-cell table:formula="oooc:=[.A36]*[.E36]" office:value-type="float" office:value="80">
            <text:p>80</text:p>
          </table:table-cell>
          <table:table-cell table:formula="oooc:=[.I36]/([.L36]/2)*40" office:value-type="float" office:value="5293.19298076">
            <text:p>5293,19</text:p>
          </table:table-cell>
          <table:table-cell table:formula="oooc:=[.N36]/60" office:value-type="float" office:value="88.2198830126667">
            <text:p>88,22</text:p>
          </table:table-cell>
          <table:table-cell table:formula="oooc:=[.L36]*500" office:value-type="float" office:value="10000">
            <text:p>10000</text:p>
          </table:table-cell>
          <table:table-cell table:formula="oooc:=[.P36]/[.I36]" office:value-type="float" office:value="7.55687543329599">
            <text:p>7,56</text:p>
          </table:table-cell>
          <table:table-cell table:formula="oooc:=[.M36]/[.A36]/[.J36]" office:value-type="float" office:value="0.22670626299888">
            <text:p>0,23</text:p>
          </table:table-cell>
          <table:table-cell table:formula="oooc:=[.L36]/[.J36]" office:value-type="float" office:value="0.906825051995518">
            <text:p>0,91</text:p>
          </table:table-cell>
          <table:table-cell table:number-columns-repeated="8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ooc:=[.A37]*16/([.B37]*[.C37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37]/2" office:value-type="float" office:value="12">
            <text:p>12</text:p>
          </table:table-cell>
          <table:table-cell office:value-type="string">
            <text:p>yes</text:p>
          </table:table-cell>
          <table:table-cell office:value-type="string">
            <text:p>Abe, Ranger</text:p>
          </table:table-cell>
          <table:table-cell office:value-type="float" office:value="1730.745013">
            <text:p>1730,75</text:p>
          </table:table-cell>
          <table:table-cell table:formula="oooc:=[.I37]/60" office:value-type="float" office:value="28.8457502166667">
            <text:p>28,85</text:p>
          </table:table-cell>
          <table:table-cell office:value-type="float" office:value="1123.11457491">
            <text:p>1123,11</text:p>
          </table:table-cell>
          <table:table-cell office:value-type="float" office:value="24">
            <text:p>24</text:p>
          </table:table-cell>
          <table:table-cell table:formula="oooc:=[.A37]*[.E37]" office:value-type="float" office:value="80">
            <text:p>80</text:p>
          </table:table-cell>
          <table:table-cell table:formula="oooc:=[.I37]/([.L37]/2)*40" office:value-type="float" office:value="5769.15004333333">
            <text:p>5769,15</text:p>
          </table:table-cell>
          <table:table-cell table:formula="oooc:=[.N37]/60" office:value-type="float" office:value="96.1525007222222">
            <text:p>96,15</text:p>
          </table:table-cell>
          <table:table-cell table:formula="oooc:=[.L37]*500" office:value-type="float" office:value="12000">
            <text:p>12000</text:p>
          </table:table-cell>
          <table:table-cell table:formula="oooc:=[.P37]/[.I37]" office:value-type="float" office:value="6.93343034928046">
            <text:p>6,93</text:p>
          </table:table-cell>
          <table:table-cell table:formula="oooc:=[.M37]/[.A37]/[.J37]" office:value-type="float" office:value="0.173335758732011">
            <text:p>0,17</text:p>
          </table:table-cell>
          <table:table-cell table:formula="oooc:=[.L37]/[.J37]" office:value-type="float" office:value="0.832011641913655">
            <text:p>0,83</text:p>
          </table:table-cell>
          <table:table-cell table:number-columns-repeated="8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ooc:=[.A38]*16/([.B38]*[.C38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38]/2" office:value-type="float" office:value="22">
            <text:p>22</text:p>
          </table:table-cell>
          <table:table-cell office:value-type="string">
            <text:p>yes</text:p>
          </table:table-cell>
          <table:table-cell office:value-type="string">
            <text:p>Abe, QB</text:p>
          </table:table-cell>
          <table:table-cell office:value-type="float" office:value="1135.40508103">
            <text:p>1135,41</text:p>
          </table:table-cell>
          <table:table-cell table:formula="oooc:=[.I38]/60" office:value-type="float" office:value="18.9234180171667">
            <text:p>18,92</text:p>
          </table:table-cell>
          <table:table-cell office:value-type="float" office:value="459.368031979">
            <text:p>459,37</text:p>
          </table:table-cell>
          <table:table-cell office:value-type="float" office:value="44">
            <text:p>44</text:p>
          </table:table-cell>
          <table:table-cell table:formula="oooc:=[.A38]*[.E38]" office:value-type="float" office:value="80">
            <text:p>80</text:p>
          </table:table-cell>
          <table:table-cell table:formula="oooc:=[.I38]/([.L38]/2)*40" office:value-type="float" office:value="2064.3728746">
            <text:p>2064,37</text:p>
          </table:table-cell>
          <table:table-cell table:formula="oooc:=[.N38]/60" office:value-type="float" office:value="34.4062145766667">
            <text:p>34,41</text:p>
          </table:table-cell>
          <table:table-cell table:formula="oooc:=[.L38]*500" office:value-type="float" office:value="22000">
            <text:p>22000</text:p>
          </table:table-cell>
          <table:table-cell table:formula="oooc:=[.P38]/[.I38]" office:value-type="float" office:value="19.376344502565">
            <text:p>19,38</text:p>
          </table:table-cell>
          <table:table-cell table:formula="oooc:=[.M38]/[.A38]/[.J38]" office:value-type="float" office:value="0.264222879580432">
            <text:p>0,26</text:p>
          </table:table-cell>
          <table:table-cell table:formula="oooc:=[.L38]/[.J38]" office:value-type="float" office:value="2.3251613403078">
            <text:p>2,33</text:p>
          </table:table-cell>
          <table:table-cell table:number-columns-repeated="8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[.A39]*16/([.B39]*[.C39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39]/2" office:value-type="float" office:value="38">
            <text:p>38</text:p>
          </table:table-cell>
          <table:table-cell office:value-type="string">
            <text:p>yes</text:p>
          </table:table-cell>
          <table:table-cell office:value-type="string">
            <text:p>Abe, QB, QB, Ranger</text:p>
          </table:table-cell>
          <table:table-cell office:value-type="float" office:value="1403.9122839">
            <text:p>1403,91</text:p>
          </table:table-cell>
          <table:table-cell table:formula="oooc:=[.I39]/60" office:value-type="float" office:value="23.398538065">
            <text:p>23,4</text:p>
          </table:table-cell>
          <table:table-cell office:value-type="float" office:value="397.503418922">
            <text:p>397,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table:formula="oooc:=[.I39]/([.L39]/2)*40" office:value-type="float" office:value="1477.80240410526">
            <text:p>1477,8</text:p>
          </table:table-cell>
          <table:table-cell table:formula="oooc:=[.N39]/60" office:value-type="float" office:value="24.6300400684211">
            <text:p>24,63</text:p>
          </table:table-cell>
          <table:table-cell table:formula="oooc:=[.L39]*500" office:value-type="float" office:value="38000">
            <text:p>38000</text:p>
          </table:table-cell>
          <table:table-cell table:formula="oooc:=[.P39]/[.I39]" office:value-type="float" office:value="27.0672181131131">
            <text:p>27,07</text:p>
          </table:table-cell>
          <table:table-cell table:formula="oooc:=[.M39]/[.A39]/[.J39]" office:value-type="float" office:value="0.213688564050893">
            <text:p>0,21</text:p>
          </table:table-cell>
          <table:table-cell table:formula="oooc:=[.L39]/[.J39]" office:value-type="float" office:value="3.24806617357357">
            <text:p>3,25</text:p>
          </table:table-cell>
          <table:table-cell table:number-columns-repeated="8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A40]*16/([.B40]*[.C40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40]/2" office:value-type="float" office:value="36">
            <text:p>36</text:p>
          </table:table-cell>
          <table:table-cell office:value-type="string">
            <text:p>yes</text:p>
          </table:table-cell>
          <table:table-cell office:value-type="string">
            <text:p>Ranger</text:p>
          </table:table-cell>
          <table:table-cell office:value-type="float" office:value="1238.61710882">
            <text:p>1238,62</text:p>
          </table:table-cell>
          <table:table-cell table:formula="oooc:=[.I40]/60" office:value-type="float" office:value="20.6436184803333">
            <text:p>20,64</text:p>
          </table:table-cell>
          <table:table-cell office:value-type="float" office:value="383.263084888">
            <text:p>383,26</text:p>
          </table:table-cell>
          <table:table-cell office:value-type="float" office:value="72">
            <text:p>72</text:p>
          </table:table-cell>
          <table:table-cell table:formula="oooc:=[.A40]*[.E40]" office:value-type="float" office:value="80">
            <text:p>80</text:p>
          </table:table-cell>
          <table:table-cell table:formula="oooc:=[.I40]/([.L40]/2)*40" office:value-type="float" office:value="1376.24123202222">
            <text:p>1376,24</text:p>
          </table:table-cell>
          <table:table-cell table:formula="oooc:=[.N40]/60" office:value-type="float" office:value="22.937353867037">
            <text:p>22,94</text:p>
          </table:table-cell>
          <table:table-cell table:formula="oooc:=[.L40]*500" office:value-type="float" office:value="36000">
            <text:p>36000</text:p>
          </table:table-cell>
          <table:table-cell table:formula="oooc:=[.P40]/[.I40]" office:value-type="float" office:value="29.0646719988361">
            <text:p>29,06</text:p>
          </table:table-cell>
          <table:table-cell table:formula="oooc:=[.M40]/[.A40]/[.J40]" office:value-type="float" office:value="0.242205599990301">
            <text:p>0,24</text:p>
          </table:table-cell>
          <table:table-cell table:formula="oooc:=[.L40]/[.J40]" office:value-type="float" office:value="3.48776063986033">
            <text:p>3,49</text:p>
          </table:table-cell>
          <table:table-cell table:number-columns-repeated="8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ooc:=[.A41]*16/([.B41]*[.C41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41]/2" office:value-type="float" office:value="38">
            <text:p>38</text:p>
          </table:table-cell>
          <table:table-cell office:value-type="string">
            <text:p>yes</text:p>
          </table:table-cell>
          <table:table-cell office:value-type="string">
            <text:p>Abe, Ranger</text:p>
          </table:table-cell>
          <table:table-cell office:value-type="float" office:value="1835.35574007">
            <text:p>1835,36</text:p>
          </table:table-cell>
          <table:table-cell table:formula="oooc:=[.I41]/60" office:value-type="float" office:value="30.5892623345">
            <text:p>30,59</text:p>
          </table:table-cell>
          <table:table-cell office:value-type="float" office:value="635.618066072">
            <text:p>635,62</text:p>
          </table:table-cell>
          <table:table-cell office:value-type="float" office:value="76">
            <text:p>76</text:p>
          </table:table-cell>
          <table:table-cell table:formula="oooc:=[.A41]*[.E41]" office:value-type="float" office:value="80">
            <text:p>80</text:p>
          </table:table-cell>
          <table:table-cell table:formula="oooc:=[.I41]/([.L41]/2)*40" office:value-type="float" office:value="1931.9534106">
            <text:p>1931,95</text:p>
          </table:table-cell>
          <table:table-cell table:formula="oooc:=[.N41]/60" office:value-type="float" office:value="32.19922351">
            <text:p>32,2</text:p>
          </table:table-cell>
          <table:table-cell table:formula="oooc:=[.L41]*500" office:value-type="float" office:value="38000">
            <text:p>38000</text:p>
          </table:table-cell>
          <table:table-cell table:formula="oooc:=[.P41]/[.I41]" office:value-type="float" office:value="20.7044330264555">
            <text:p>20,7</text:p>
          </table:table-cell>
          <table:table-cell table:formula="oooc:=[.M41]/[.A41]/[.J41]" office:value-type="float" office:value="0.163456050208859">
            <text:p>0,16</text:p>
          </table:table-cell>
          <table:table-cell table:formula="oooc:=[.L41]/[.J41]" office:value-type="float" office:value="2.48453196317466">
            <text:p>2,48</text:p>
          </table:table-cell>
          <table:table-cell table:number-columns-repeated="8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ooc:=[.A42]*16/([.B42]*[.C42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42]/2" office:value-type="float" office:value="20">
            <text:p>20</text:p>
          </table:table-cell>
          <table:table-cell office:value-type="string">
            <text:p>yes</text:p>
          </table:table-cell>
          <table:table-cell office:value-type="string">
            <text:p>Abe, QB</text:p>
          </table:table-cell>
          <table:table-cell office:value-type="float" office:value="1408.27213693">
            <text:p>1408,27</text:p>
          </table:table-cell>
          <table:table-cell table:formula="oooc:=[.I42]/60" office:value-type="float" office:value="23.4712022821667">
            <text:p>23,47</text:p>
          </table:table-cell>
          <table:table-cell office:value-type="float" office:value="459.169013977">
            <text:p>459,17</text:p>
          </table:table-cell>
          <table:table-cell office:value-type="float" office:value="40">
            <text:p>40</text:p>
          </table:table-cell>
          <table:table-cell table:formula="oooc:=[.A42]*[.E42]" office:value-type="float" office:value="80">
            <text:p>80</text:p>
          </table:table-cell>
          <table:table-cell table:formula="oooc:=[.I42]/([.L42]/2)*40" office:value-type="float" office:value="2816.54427386">
            <text:p>2816,54</text:p>
          </table:table-cell>
          <table:table-cell table:formula="oooc:=[.N42]/60" office:value-type="float" office:value="46.9424045643333">
            <text:p>46,94</text:p>
          </table:table-cell>
          <table:table-cell table:formula="oooc:=[.L42]*500" office:value-type="float" office:value="20000">
            <text:p>20000</text:p>
          </table:table-cell>
          <table:table-cell table:formula="oooc:=[.P42]/[.I42]" office:value-type="float" office:value="14.2018005437497">
            <text:p>14,2</text:p>
          </table:table-cell>
          <table:table-cell table:formula="oooc:=[.M42]/[.A42]/[.J42]" office:value-type="float" office:value="0.213027008156245">
            <text:p>0,21</text:p>
          </table:table-cell>
          <table:table-cell table:formula="oooc:=[.L42]/[.J42]" office:value-type="float" office:value="1.70421606524996">
            <text:p>1,7</text:p>
          </table:table-cell>
          <table:table-cell table:number-columns-repeated="8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[.A43]*16/([.B43]*[.C43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43]/2" office:value-type="float" office:value="14">
            <text:p>14</text:p>
          </table:table-cell>
          <table:table-cell office:value-type="string">
            <text:p>yes</text:p>
          </table:table-cell>
          <table:table-cell office:value-type="string">
            <text:p>Abe, QB, QB, Ranger</text:p>
          </table:table-cell>
          <table:table-cell office:value-type="float" office:value="1227.78207684">
            <text:p>1227,78</text:p>
          </table:table-cell>
          <table:table-cell table:formula="oooc:=[.I43]/60" office:value-type="float" office:value="20.463034614">
            <text:p>20,46</text:p>
          </table:table-cell>
          <table:table-cell office:value-type="float" office:value="393.291553974">
            <text:p>393,29</text:p>
          </table:table-cell>
          <table:table-cell office:value-type="float" office:value="28">
            <text:p>28</text:p>
          </table:table-cell>
          <table:table-cell table:formula="oooc:=[.A43]*[.E43]" office:value-type="float" office:value="80">
            <text:p>80</text:p>
          </table:table-cell>
          <table:table-cell table:formula="oooc:=[.I43]/([.L43]/2)*40" office:value-type="float" office:value="3507.94879097143">
            <text:p>3507,95</text:p>
          </table:table-cell>
          <table:table-cell table:formula="oooc:=[.N43]/60" office:value-type="float" office:value="58.4658131828571">
            <text:p>58,47</text:p>
          </table:table-cell>
          <table:table-cell table:formula="oooc:=[.L43]*500" office:value-type="float" office:value="14000">
            <text:p>14000</text:p>
          </table:table-cell>
          <table:table-cell table:formula="oooc:=[.P43]/[.I43]" office:value-type="float" office:value="11.4026750056756">
            <text:p>11,4</text:p>
          </table:table-cell>
          <table:table-cell table:formula="oooc:=[.M43]/[.A43]/[.J43]" office:value-type="float" office:value="0.244343035835907">
            <text:p>0,24</text:p>
          </table:table-cell>
          <table:table-cell table:formula="oooc:=[.L43]/[.J43]" office:value-type="float" office:value="1.36832100068108">
            <text:p>1,37</text:p>
          </table:table-cell>
          <table:table-cell table:number-columns-repeated="8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A44]*16/([.B44]*[.C44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44]/2" office:value-type="float" office:value="26">
            <text:p>26</text:p>
          </table:table-cell>
          <table:table-cell office:value-type="string">
            <text:p>yes</text:p>
          </table:table-cell>
          <table:table-cell office:value-type="string">
            <text:p>Ranger</text:p>
          </table:table-cell>
          <table:table-cell office:value-type="float" office:value="1227.11355519">
            <text:p>1227,11</text:p>
          </table:table-cell>
          <table:table-cell table:formula="oooc:=[.I44]/60" office:value-type="float" office:value="20.4518925865">
            <text:p>20,45</text:p>
          </table:table-cell>
          <table:table-cell office:value-type="float" office:value="396.697718143">
            <text:p>396,7</text:p>
          </table:table-cell>
          <table:table-cell office:value-type="float" office:value="52">
            <text:p>52</text:p>
          </table:table-cell>
          <table:table-cell table:formula="oooc:=[.A44]*[.E44]" office:value-type="float" office:value="80">
            <text:p>80</text:p>
          </table:table-cell>
          <table:table-cell table:formula="oooc:=[.I44]/([.L44]/2)*40" office:value-type="float" office:value="1887.86700798462">
            <text:p>1887,87</text:p>
          </table:table-cell>
          <table:table-cell table:formula="oooc:=[.N44]/60" office:value-type="float" office:value="31.4644501330769">
            <text:p>31,46</text:p>
          </table:table-cell>
          <table:table-cell table:formula="oooc:=[.L44]*500" office:value-type="float" office:value="26000">
            <text:p>26000</text:p>
          </table:table-cell>
          <table:table-cell table:formula="oooc:=[.P44]/[.I44]" office:value-type="float" office:value="21.187933170516">
            <text:p>21,19</text:p>
          </table:table-cell>
          <table:table-cell table:formula="oooc:=[.M44]/[.A44]/[.J44]" office:value-type="float" office:value="0.244476151967492">
            <text:p>0,24</text:p>
          </table:table-cell>
          <table:table-cell table:formula="oooc:=[.L44]/[.J44]" office:value-type="float" office:value="2.54255198046192">
            <text:p>2,54</text:p>
          </table:table-cell>
          <table:table-cell table:number-columns-repeated="8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ooc:=[.A45]*16/([.B45]*[.C45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45]/2" office:value-type="float" office:value="40">
            <text:p>40</text:p>
          </table:table-cell>
          <table:table-cell office:value-type="string">
            <text:p>yes</text:p>
          </table:table-cell>
          <table:table-cell office:value-type="string">
            <text:p>Abe, Ranger</text:p>
          </table:table-cell>
          <table:table-cell office:value-type="float" office:value="1779.52861118">
            <text:p>1779,53</text:p>
          </table:table-cell>
          <table:table-cell table:formula="oooc:=[.I45]/60" office:value-type="float" office:value="29.6588101863333">
            <text:p>29,66</text:p>
          </table:table-cell>
          <table:table-cell office:value-type="float" office:value="544.292360067">
            <text:p>544,29</text:p>
          </table:table-cell>
          <table:table-cell office:value-type="float" office:value="80">
            <text:p>80</text:p>
          </table:table-cell>
          <table:table-cell table:formula="oooc:=[.A45]*[.E45]" office:value-type="float" office:value="80">
            <text:p>80</text:p>
          </table:table-cell>
          <table:table-cell table:formula="oooc:=[.I45]/([.L45]/2)*40" office:value-type="float" office:value="1779.52861118">
            <text:p>1779,53</text:p>
          </table:table-cell>
          <table:table-cell table:formula="oooc:=[.N45]/60" office:value-type="float" office:value="29.6588101863333">
            <text:p>29,66</text:p>
          </table:table-cell>
          <table:table-cell table:formula="oooc:=[.L45]*500" office:value-type="float" office:value="40000">
            <text:p>40000</text:p>
          </table:table-cell>
          <table:table-cell table:formula="oooc:=[.P45]/[.I45]" office:value-type="float" office:value="22.4778628164209">
            <text:p>22,48</text:p>
          </table:table-cell>
          <table:table-cell table:formula="oooc:=[.M45]/[.A45]/[.J45]" office:value-type="float" office:value="0.168583971123157">
            <text:p>0,17</text:p>
          </table:table-cell>
          <table:table-cell table:formula="oooc:=[.L45]/[.J45]" office:value-type="float" office:value="2.6973435379705">
            <text:p>2,7</text:p>
          </table:table-cell>
          <table:table-cell table:number-columns-repeated="8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ooc:=[.A46]*16/([.B46]*[.C46])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ooc:=[.L46]/2" office:value-type="float" office:value="10">
            <text:p>10</text:p>
          </table:table-cell>
          <table:table-cell office:value-type="string">
            <text:p>yes</text:p>
          </table:table-cell>
          <table:table-cell office:value-type="string">
            <text:p>Abe, QB</text:p>
          </table:table-cell>
          <table:table-cell office:value-type="float" office:value="2730.70360017">
            <text:p>2730,7</text:p>
          </table:table-cell>
          <table:table-cell table:formula="oooc:=[.I46]/60" office:value-type="float" office:value="45.5117266695">
            <text:p>45,51</text:p>
          </table:table-cell>
          <table:table-cell office:value-type="float" office:value="1822.95615602">
            <text:p>1822,96</text:p>
          </table:table-cell>
          <table:table-cell office:value-type="float" office:value="20">
            <text:p>20</text:p>
          </table:table-cell>
          <table:table-cell table:formula="oooc:=[.A46]*[.E46]" office:value-type="float" office:value="80">
            <text:p>80</text:p>
          </table:table-cell>
          <table:table-cell table:formula="oooc:=[.I46]/([.L46]/2)*40" office:value-type="float" office:value="10922.81440068">
            <text:p>10922,81</text:p>
          </table:table-cell>
          <table:table-cell table:formula="oooc:=[.N46]/60" office:value-type="float" office:value="182.046906678">
            <text:p>182,05</text:p>
          </table:table-cell>
          <table:table-cell table:formula="oooc:=[.L46]*500" office:value-type="float" office:value="10000">
            <text:p>10000</text:p>
          </table:table-cell>
          <table:table-cell table:formula="oooc:=[.P46]/[.I46]" office:value-type="float" office:value="3.66205984398213">
            <text:p>3,66</text:p>
          </table:table-cell>
          <table:table-cell table:formula="oooc:=[.M46]/[.A46]/[.J46]" office:value-type="float" office:value="0.109861795319464">
            <text:p>0,11</text:p>
          </table:table-cell>
          <table:table-cell table:formula="oooc:=[.L46]/[.J46]" office:value-type="float" office:value="0.439447181277856">
            <text:p>0,44</text:p>
          </table:table-cell>
          <table:table-cell table:number-columns-repeated="8"/>
        </table:table-row>
        <table:table-row table:style-name="ro2" table:number-rows-repeated="3">
          <table:table-cell table:number-columns-repeated="27"/>
        </table:table-row>
        <table:table-row table:style-name="ro2">
          <table:table-cell table:number-columns-repeated="9"/>
          <table:table-cell office:value-type="string">
            <text:p>Metric 1</text:p>
          </table:table-cell>
          <table:table-cell table:number-columns-repeated="3"/>
          <table:table-cell office:value-type="string">
            <text:p>Metric 2</text:p>
          </table:table-cell>
          <table:table-cell table:number-columns-repeated="3"/>
          <table:table-cell office:value-type="string">
            <text:p>Metric 3</text:p>
          </table:table-cell>
          <table:table-cell office:value-type="string">
            <text:p>Metric 4</text:p>
          </table:table-cell>
          <table:table-cell table:number-columns-repeated="8"/>
        </table:table-row>
        <table:table-row table:style-name="ro3" table:number-rows-repeated="65485">
          <table:table-cell table:number-columns-repeated="27"/>
        </table:table-row>
        <table:table-row table:style-name="ro3">
          <table:table-cell table:number-columns-repeated="27"/>
        </table:table-row>
      </table:table>
      <table:data-pilot-tables>
        <table:data-pilot-table table:name="DataPilot5" table:application-data="" table:target-range-address="Tera.U2:Tera.AA33" table:buttons="Tera.U2 Tera.U5 Tera.V5 Tera.W5 Tera.X4">
          <table:source-cell-range table:cell-range-address="Tera.A1:Tera.S46">
            <table:filter table:condition-source-range-address="">
              <table:filter-condition table:field-number="0" table:value="16" table:operator="="/>
            </table:filter>
          </table:source-cell-range>
          <table:data-pilot-field table:source-field-name="Number Hosts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Number RE started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Hosts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 in Min" table:orientation="data" table:used-hierarchy="0" table:function="average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Time to finish 40 ex (in min)" table:orientation="data" table:used-hierarchy="0" table:function="average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Number Exchanges/replica proc &amp; sec" table:orientation="data" table:used-hierarchy="0" table:function="average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Number attempted Exchanges/Minute" table:orientation="data" table:used-hierarchy="0" table:function="average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Tera.U16:Tera.Z23" table:buttons="">
          <table:source-cell-range table:cell-range-address="Tera.A1:Tera.Q46">
            <table:filter table:condition-source-range-address="">
              <table:filter-condition table:field-number="0" table:value="16" table:operator="="/>
            </table:filter>
          </table:source-cell-range>
          <table:data-pilot-field table:source-field-name="Number Hosts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Number RE started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 in Min" table:orientation="data" table:used-hierarchy="0" table:function="stdev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Time to finish 40 ex (in min)" table:orientation="data" table:used-hierarchy="0" table:function="stdev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3">23.09.2008</text:date>, <text:time>19:3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08-04T18:26:01</meta:creation-date>
    <dc:date>2008-09-23T19:34:18</dc:date>
    <dc:language>de-DE</dc:language>
    <meta:editing-cycles>85</meta:editing-cycles>
    <meta:editing-duration>P12DT5H58M28S</meta:editing-duration>
    <meta:user-defined meta:name="Info 1"/>
    <meta:user-defined meta:name="Info 2"/>
    <meta:user-defined meta:name="Info 3"/>
    <meta:user-defined meta:name="Info 4"/>
    <meta:document-statistic meta:table-count="1" meta:cell-count="987"/>
  </office:meta>
</office:document-meta>
</file>